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4604B363F4F.png"/>
  <manifest:file-entry manifest:media-type="image/png" manifest:full-path="Pictures/100002010000019F000002A0471B8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backcover">
      <style:table-properties style:width="16.999cm" style:page-number="0" fo:break-before="page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4.968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frontfooter">
      <style:text-properties fo:font-size="14pt" style:font-size-asian="14pt" style:font-size-complex="14pt"/>
    </style:style>
    <style:style style:name="P6" style:family="paragraph" style:parent-style-name="statusirish">
      <style:paragraph-properties fo:margin-top="0.199cm" fo:margin-bottom="0.199cm" fo:background-color="transparent" text:number-lines="false" text:line-number="0">
        <style:background-image/>
      </style:paragraph-properties>
    </style:style>
    <style:style style:name="P7" style:family="paragraph" style:parent-style-name="statusenglish">
      <style:paragraph-properties fo:background-color="#ffffff" text:number-lines="false" text:line-number="0">
        <style:background-image/>
      </style:paragraph-properties>
    </style:style>
    <style:style style:name="P8" style:family="paragraph" style:parent-style-name="hr">
      <style:paragraph-properties fo:background-color="#ffffff" text:number-lines="false" text:line-number="0">
        <style:background-image/>
      </style:paragraph-properties>
      <style:text-properties style:font-name="Times New Roman"/>
    </style:style>
    <style:style style:name="P9" style:family="paragraph" style:parent-style-name="actsreferredto">
      <style:paragraph-properties fo:break-before="page"/>
    </style:style>
    <style:style style:name="P10" style:family="paragraph" style:parent-style-name="graphic">
      <style:paragraph-properties fo:break-before="page" text:number-lines="false" text:line-number="0"/>
    </style:style>
    <style:style style:name="P11" style:family="paragraph" style:parent-style-name="scheduleparagraph">
      <style:paragraph-properties fo:break-before="page"/>
      <style:text-properties fo:font-style="normal" style:font-style-asian="normal" style:font-style-complex="normal"/>
    </style:style>
    <style:style style:name="P12" style:family="paragraph" style:parent-style-name="scheduleparagraph">
      <style:text-properties fo:font-style="normal" style:font-style-asian="normal" style:font-style-complex="normal"/>
    </style:style>
    <style:style style:name="P13" style:family="paragraph" style:parent-style-name="arrangementofsections">
      <style:paragraph-properties fo:text-align="start" style:justify-single-word="false"/>
    </style:style>
    <style:style style:name="P14" style:family="paragraph" style:parent-style-name="actreferredto">
      <style:paragraph-properties>
        <style:tab-stops/>
      </style:paragraph-properties>
    </style:style>
    <style:style style:name="P15" style:family="paragraph" style:parent-style-name="shorttitleenglish">
      <style:paragraph-properties text:number-lines="true" text:line-number="0"/>
    </style:style>
    <style:style style:name="P16" style:family="paragraph" style:parent-style-name="bill">
      <style:paragraph-properties text:number-lines="true" text:line-number="0"/>
    </style:style>
    <style:style style:name="P17" style:family="paragraph" style:parent-style-name="centere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18" style:family="paragraph" style:parent-style-name="centered">
      <style:paragraph-properties text:number-lines="false" text:line-number="0"/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P19" style:family="paragraph" style:parent-style-name="Standard">
      <style:paragraph-properties text:number-lines="false" text:line-number="0"/>
    </style:style>
    <style:style style:name="P20" style:family="paragraph" style:parent-style-name="Standard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1" style:family="paragraph" style:parent-style-name="bill">
      <style:paragraph-properties text:number-lines="false" text:line-number="0"/>
    </style:style>
    <style:style style:name="P22" style:family="paragraph" style:parent-style-name="shorttitlebackpage">
      <style:paragraph-properties text:number-lines="false" text:line-number="0"/>
    </style:style>
    <style:style style:name="P23" style:family="paragraph" style:parent-style-name="hr2">
      <style:paragraph-properties text:number-lines="false" text:line-number="0"/>
    </style:style>
    <style:style style:name="P24" style:family="paragraph" style:parent-style-name="hr2">
      <style:paragraph-properties text:number-lines="false" text:line-number="0"/>
      <style:text-properties style:font-name="Times New Roman"/>
    </style:style>
    <style:style style:name="P25" style:family="paragraph" style:parent-style-name="hr2">
      <style:paragraph-properties text:number-lines="false" text:line-number="0"/>
      <style:text-properties style:font-name="Times New Roman3" style:font-name-asian="Times New Roman3" style:font-name-complex="Times New Roman3"/>
    </style:style>
    <style:style style:name="P26" style:family="paragraph" style:parent-style-name="asinitiated">
      <style:paragraph-properties text:number-lines="false" text:line-number="0"/>
    </style:style>
    <style:style style:name="P27" style:family="paragraph" style:parent-style-name="longtitle">
      <style:paragraph-properties text:number-lines="true" text:line-number="5"/>
    </style:style>
    <style:style style:name="P28" style:family="paragraph" style:parent-style-name="centered">
      <style:paragraph-properties fo:margin-top="0.25cm" fo:margin-bottom="0.199cm" text:number-lines="false" text:line-number="0"/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P29" style:family="paragraph" style:parent-style-name="shorttitlebackpage">
      <style:paragraph-properties fo:margin-top="0.25cm" fo:margin-bottom="0.43cm" text:number-lines="false" text:line-number="0"/>
    </style:style>
    <style:style style:name="P30" style:family="paragraph" style:parent-style-name="hr2">
      <style:paragraph-properties fo:margin-top="0.3cm" fo:margin-bottom="0.101cm" text:number-lines="false" text:line-number="0"/>
    </style:style>
    <style:style style:name="P31" style:family="paragraph" style:parent-style-name="backpageprovision_5f_no_5f_line_5f_numbering">
      <style:paragraph-properties fo:margin-top="0.199cm" fo:margin-bottom="1.619cm"/>
    </style:style>
    <style:style style:name="P32" style:family="paragraph" style:parent-style-name="asinitiated">
      <style:paragraph-properties fo:margin-top="0.499cm" fo:margin-bottom="1cm" text:number-lines="false" text:line-number="0"/>
    </style:style>
    <style:style style:name="P33" style:family="paragraph" style:parent-style-name="Standard">
      <style:paragraph-properties fo:margin-top="0cm" fo:margin-bottom="1cm" fo:text-align="start" style:justify-single-word="false"/>
      <style:text-properties fo:font-style="italic" style:font-style-asian="italic" style:font-style-complex="italic"/>
    </style:style>
    <style:style style:name="P34" style:family="paragraph" style:parent-style-name="Standard" style:master-page-name="frontcover">
      <style:paragraph-properties style:page-number="1"/>
    </style:style>
    <style:style style:name="P35" style:family="paragraph" style:parent-style-name="graphic" style:master-page-name="First_20_Page">
      <style:paragraph-properties style:page-number="1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IE" fo:font-weight="normal" style:language-asian="en" style:country-asian="US" style:font-weight-asian="normal" style:language-complex="ar" style:country-complex="SA" style:font-weight-complex="normal"/>
    </style:style>
    <style:style style:name="T6" style:family="text">
      <style:text-properties fo:language="en" fo:country="IE" style:language-asian="en" style:country-asian="US" style:language-complex="ar" style:country-complex="SA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Times New Roman" style:font-name-asian="Times New Roman3" style:font-name-complex="Times New Roman3"/>
    </style:style>
    <style:style style:name="T10" style:family="text">
      <style:text-properties style:font-name="Times New Roman3"/>
    </style:style>
    <style:style style:name="T11" style:family="text">
      <style:text-properties style:font-name="Times New Roman3" style:font-name-asian="Times New Roman3" style:font-name-complex="Times New Roman3"/>
    </style:style>
    <style:style style:name="T12" style:family="text">
      <style:text-properties fo:font-style="normal" style:font-style-asian="normal" style:font-style-complex="normal"/>
    </style:style>
    <style:style style:name="T13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current_section"/>
        <text:variable-decl office:value-type="float" text:name="amend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age_no"/>
        <text:sequence-decl text:display-outline-level="0" text:name="section"/>
        <text:sequence-decl text:display-outline-level="0" text:name="paragraph"/>
        <text:sequence-decl text:display-outline-level="0" text:name="paragraph_no"/>
        <text:sequence-decl text:display-outline-level="0" text:name="subparagraph_no"/>
        <text:sequence-decl text:display-outline-level="0" text:name="subsection_no"/>
        <text:sequence-decl text:display-outline-level="0" text:name="clause_no"/>
        <text:sequence-decl text:display-outline-level="0" text:name="subclause_no"/>
        <text:sequence-decl text:display-outline-level="0" text:name="section_no"/>
        <text:sequence-decl text:display-outline-level="0" text:name="part_no"/>
        <text:sequence-decl text:display-outline-level="0" text:name="chapter_no"/>
        <text:sequence-decl text:display-outline-level="0" text:name="schedulenumber"/>
        <text:sequence-decl text:display-outline-level="0" text:name="schedulepartnumber"/>
        <text:sequence-decl text:display-outline-level="0" text:name="scheduleparagraphnumber"/>
        <text:sequence-decl text:display-outline-level="0" text:name="schedulesubparagraphnumber"/>
        <text:sequence-decl text:display-outline-level="0" text:name="scheduleclausenumber"/>
        <text:sequence-decl text:display-outline-level="0" text:name="schedulesubclausenumber"/>
        <text:sequence-decl text:display-outline-level="0" text:name="sectionnumber"/>
        <text:sequence-decl text:display-outline-level="0" text:name="subsectionnumber"/>
        <text:sequence-decl text:display-outline-level="0" text:name="paragraphnumber"/>
        <text:sequence-decl text:display-outline-level="0" text:name="subparagraphnumber"/>
        <text:sequence-decl text:display-outline-level="0" text:name="clausenumber"/>
        <text:sequence-decl text:display-outline-level="0" text:name="subclausenumber"/>
        <text:sequence-decl text:display-outline-level="0" text:name="partnumber"/>
        <text:sequence-decl text:display-outline-level="0" text:name="chapternumber"/>
      </text:sequence-decls>
      <text:user-field-decls>
        <text:user-field-decl office:value-type="string" office:string-value="No. 39 of 2016" text:name="Footer"/>
        <text:user-field-decl office:value-type="string" office:string-value="" text:name="-pi-oasys [cp10]"/>
        <text:user-field-decl office:value-type="string" office:string-value="" text:name="-pi-oasys [cp10] "/>
        <text:user-field-decl office:value-type="string" office:string-value="" text:name="-pi-oasys [jy"/>
        <text:user-field-decl office:value-type="string" office:string-value="" text:name="-pi-oasys [el4] "/>
        <text:user-field-decl office:value-type="string" office:string-value="" text:name="-pi-oasys [pf5p0] "/>
        <text:user-field-decl office:value-type="string" office:string-value="" text:name="-pi-oasys [jy "/>
        <text:user-field-decl office:value-type="string" office:string-value="" text:name="-pi-oasys [lw\xbc,1p8] "/>
        <text:user-field-decl office:value-type="string" office:string-value="" text:name="-pi-oasys [lf "/>
        <text:user-field-decl office:value-type="string" office:string-value="AN BILLE UM CHONARTHAÍ UAIREANTA BANDÁILTE, 2016" text:name="GA_shorttitle"/>
        <text:user-field-decl office:value-type="string" office:string-value="Banded Hours Contract Bill 2016" text:name="EN_shorttitle"/>
        <text:user-field-decl office:value-type="string" office:string-value="Bill" text:name="STATUS"/>
        <text:user-field-decl office:value-type="string" office:string-value="As initiated" text:name="EN_DOC_STAGE"/>
        <text:user-field-decl office:value-type="string" office:string-value="Mar a tionscnaíodh" text:name="GA_DOC_STAGE"/>
        <text:user-field-decl office:value-type="string" office:string-value="An Act to provide for banded hour contracts, the right for a worker to request increased hours and a corresponding obligation on an employer to consider such a request, to permit refusal only on objectively justified grounds and an obligation on employers to provide information to workers on the overall availability of working hours in the employment." text:name="EN_longtitle"/>
        <text:user-field-decl office:value-type="string" office:string-value="GA_shorttitle_caps" text:name="GA_shorttitle_caps"/>
      </text:user-field-decls>
      <text:p text:style-name="P34"/>
      <text:p text:style-name="Standard"/>
      <text:p text:style-name="graphic_5f_frontpage"/>
      <text:p text:style-name="hr"/>
      <text:p text:style-name="shorttitleirish_5f_frontpage"><text:span text:style-name="bold_5f_noitalic_5f_nounderline"><text:span text:style-name="T7">An Bille um Chonarthaí Uaireanta Bandáilte, 2016</text:span></text:span></text:p>
      <text:p text:style-name="shorttitleenglish_5f_frontpage"><text:span text:style-name="bold_5f_noitalic_5f_nounderline"><text:span text:style-name="T7">Banded Hours Contract Bill 2016</text:span></text:span></text:p>
      <text:p text:style-name="P8"/>
      <text:p text:style-name="asinitiated"><text:span text:style-name="bold_5f_noitalic_5f_nounderline"><text:span text:style-name="T8">Mar a tionscnaíodh</text:span></text:span></text:p>
      <text:p text:style-name="asinitiated"><text:span text:style-name="bold_5f_noitalic_5f_nounderline"><text:span text:style-name="T8">As initiated</text:span></text:span></text:p>
      <text:p text:style-name="hr"/>
      <text:p text:style-name="P35"/>
      <text:p text:style-name="hr"/>
      <text:p text:style-name="shorttitleirish"><text:user-field-get text:name="GA_shorttitle">AN BILLE UM CHONARTHAÍ UAIREANTA BANDÁILTE, 2016</text:user-field-get></text:p>
      <text:p text:style-name="shorttitleenglish"><text:span text:style-name="bold_5f_noitalic_5f_nounderline"><text:span text:style-name="T2"><text:user-field-get text:name="EN_shorttitle">Banded Hours Contract Bill 2016</text:user-field-get></text:span></text:span></text:p>
      <text:p text:style-name="hr"/>
      <text:p text:style-name="P6"><text:span text:style-name="nobold_5f_italic_5f_nounderline"><text:user-field-get text:name="GA_DOC_STAGE">Mar a tionscnaíodh</text:user-field-get></text:span></text:p>
      <text:p text:style-name="P7"><text:span text:style-name="nobold_5f_italic_5f_nounderline"><text:user-field-get text:name="EN_DOC_STAGE">As initiated</text:user-field-get></text:span></text:p>
      <text:p text:style-name="hr"/>
      <text:p text:style-name="arrangementofsections">CONTENTS</text:p>
      <text:p text:style-name="arrangementofsections"/>
      <text:p text:style-name="P13">Section</text:p>
      <text:p text:style-name="tocsectionnumber">1. <text:s/><text:bookmark-ref text:reference-format="text" text:ref-name="toc_book_1">Interpretation</text:bookmark-ref></text:p>
      <text:p text:style-name="tocsectionnumber">2. <text:s/><text:bookmark-ref text:reference-format="text" text:ref-name="toc_book_2">Regulations</text:bookmark-ref></text:p>
      <text:p text:style-name="tocsectionnumber">3. <text:s/><text:bookmark-ref text:reference-format="text" text:ref-name="toc_book_3">Provision of banded hour contracts</text:bookmark-ref></text:p>
      <text:p text:style-name="tocsectionnumber">4. <text:s/><text:bookmark-ref text:reference-format="text" text:ref-name="toc_book_4">Complaints by a worker</text:bookmark-ref></text:p>
      <text:p text:style-name="tocsectionnumber">5. <text:s/><text:bookmark-ref text:reference-format="text" text:ref-name="toc_book_5">Obligation to provide information of overall availability of working hours</text:bookmark-ref></text:p>
      <text:p text:style-name="tocsectionnumber">6. <text:s/><text:bookmark-ref text:reference-format="text" text:ref-name="toc_book_6">Short title and commencement</text:bookmark-ref></text:p>
      <text:p text:style-name="tocschedulenumber"><text:bookmark-ref text:reference-format="text" text:ref-name="toc_book_7">Schedule</text:bookmark-ref></text:p>
      <text:alphabetical-index text:style-name="Sect1" text:protected="true" text:name="Alphabetical Index1">
        <text:alphabetical-index-source text:sort-algorithm="alphanumeric" fo:language="en" fo:country="IE">
          <text:index-title-template text:style-name="actsreferredto">Acts Referred t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actreferredto">
            <text:index-entry-text/>
          </text:alphabetical-index-entry-template>
          <text:alphabetical-index-entry-template text:outline-level="2" text:style-name="actreferredto">
            <text:index-entry-text/>
          </text:alphabetical-index-entry-template>
          <text:alphabetical-index-entry-template text:outline-level="3" text:style-name="actreferredto">
            <text:index-entry-text/>
          </text:alphabetical-index-entry-template>
        </text:alphabetical-index-source>
        <text:index-body>
          <text:index-title text:style-name="Sect1" text:name="Alphabetical Index1_Head">
            <text:p text:style-name="P9">Acts Referred to</text:p>
          </text:index-title>
          <text:p text:style-name="P14">Industrial Relations Act 1946 (No. 26)</text:p>
          <text:p text:style-name="P14">Industrial Relations Act 1990 (No. 19)</text:p>
          <text:p text:style-name="P14">Terms of Employment (Information) Act 1994 (No. 5)</text:p>
          <text:p text:style-name="P14">Workplace Relations Act 2015 (No. 16)</text:p>
        </text:index-body>
      </text:alphabetical-index>
      <text:p text:style-name="Standard"/>
      <text:p text:style-name="P10"/>
      <text:p text:style-name="hr"/>
      <text:p text:style-name="shorttitleirish"><text:hidden-text text:condition="ooow:" text:string-value="P3:L1" text:is-hidden="true"/><text:user-field-get text:name="GA_shorttitle">AN BILLE UM CHONARTHAÍ UAIREANTA BANDÁILTE, 2016</text:user-field-get></text:p>
      <text:p text:style-name="P15"><text:hidden-text text:condition="ooow:" text:string-value="P3:L2" text:is-hidden="true"/><text:span text:style-name="bold_5f_noitalic_5f_nounderline"><text:span text:style-name="T2"><text:user-field-get text:name="EN_shorttitle">Banded Hours Contract Bill 2016</text:user-field-get></text:span></text:span></text:p>
      <text:p text:style-name="hr"/>
      <text:p text:style-name="P16"><text:hidden-text text:condition="ooow:" text:string-value="P3:L3" text:is-hidden="true"/><text:user-field-get text:name="STATUS">Bill</text:user-field-get></text:p>
      <text:p text:style-name="entitled"><text:hidden-text text:condition="ooow:" text:string-value="P3:L4" text:is-hidden="true"/>entitled</text:p>
      <text:p text:style-name="P27"><text:hidden-text text:condition="ooow:" text:string-value="P3:L5" text:is-hidden="true"/>An Act to provide for banded hour contracts, the right for a worker to request increased <text:hidden-text text:condition="ooow:" text:string-value="P3:L6" text:is-hidden="true"/>hours and a corresponding obligation on an employer to consider such a request, to <text:hidden-text text:condition="ooow:" text:string-value="P3:L7" text:is-hidden="true"/>permit refusal only on objectively justified grounds and an obligation on employers to <text:hidden-text text:condition="ooow:" text:string-value="P3:L8" text:is-hidden="true"/>provide information to workers on the overall availability of working hours in the <text:hidden-text text:condition="ooow:" text:string-value="P3:L9" text:is-hidden="true"/>employment.</text:p>
      <text:p text:style-name="enacted"><text:hidden-text text:condition="ooow:" text:string-value="P3:L10" text:is-hidden="true"/>Be it enacted by the Oireachtas as follows:</text:p>
      <text:p text:style-name="shouldernote"><text:hidden-text text:condition="ooow:" text:string-value="P3:L11" text:is-hidden="true"/><text:bookmark-start text:name="toc_book_1"/>Interpretation<text:bookmark-end text:name="toc_book_1"/></text:p>
      <text:p text:style-name="section"><text:hidden-text text:condition="ooow:" text:string-value="P3:L12" text:is-hidden="true"/><text:reference-mark-start text:name="sectionnumber_1"/><text:span text:style-name="T2"><text:sequence text:ref-name="refsectionnumber0" text:name="sectionnumber" style:num-format="1">1</text:sequence></text:span><text:reference-mark-end text:name="sectionnumber_1"/><text:span text:style-name="T2">.</text:span><text:tab/>In this Act⁠—</text:p>
      <text:p text:style-name="section"><text:tab/>“adjudication officer” means a person appointed under section 40 of the Workplace <text:hidden-text text:condition="ooow:" text:string-value="P3:L14" text:is-hidden="true"/>Relations Act 2015<text:span text:style-name="T6">; </text:span></text:p>
      <text:p text:style-name="section"><text:tab/>“Director General” has the meaning assigned to it by section 12 of the <text:alphabetical-index-mark text:string-value="Workplace Relations Act 2015 (No. 16)"/>Workplace <text:hidden-text text:condition="ooow:" text:string-value="P3:L16" text:is-hidden="true"/>Relations Act 2015;</text:p>
      <text:p text:style-name="section"><text:tab/>“Minister” means the Minister for Jobs, Enterprise and Innovation;</text:p>
      <text:p text:style-name="section"><text:tab/>“trade union” has the same meaning as it has in the <text:alphabetical-index-mark text:string-value="Industrial Relations Act 1946 (No. 26)"/><text:a xlink:type="simple" xlink:href="http://www.irishstatutebook.ie/1946/en/act/pub/0026/index.html">Industrial Relations Act 1946</text:a>;</text:p>
      <text:p text:style-name="section"><text:tab/>“worker” has the same meaning as it has in Part III of the <text:alphabetical-index-mark text:string-value="Industrial Relations Act 1990 (No. 19)"/><text:a xlink:type="simple" xlink:href="http://www.irishstatutebook.ie/1990/en/act/pub/0019/index.html">Industrial Relations Act </text:a><text:a xlink:type="simple" xlink:href="http://www.irishstatutebook.ie/1990/en/act/pub/0019/index.html"><text:hidden-text text:condition="ooow:" text:string-value="P3:L20" text:is-hidden="true"/></text:a><text:a xlink:type="simple" xlink:href="http://www.irishstatutebook.ie/1990/en/act/pub/0019/index.html">1990</text:a>;</text:p>
      <text:p text:style-name="section"><text:tab/>“employer” has the same meaning as it has in the <text:alphabetical-index-mark text:string-value="Terms of Employment (Information) Act 1994 (No. 5)"/>Terms of Employment (Information) <text:hidden-text text:condition="ooow:" text:string-value="P3:L22" text:is-hidden="true"/>Act 1994.</text:p>
      <text:p text:style-name="shouldernote"><text:hidden-text text:condition="ooow:" text:string-value="P3:L23" text:is-hidden="true"/><text:bookmark-start text:name="toc_book_2"/>Regulations<text:bookmark-end text:name="toc_book_2"/></text:p>
      <text:p text:style-name="section"><text:hidden-text text:condition="ooow:" text:string-value="P3:L24" text:is-hidden="true"/><text:reference-mark-start text:name="sectionnumber_2"/><text:span text:style-name="T2"><text:sequence text:ref-name="refsectionnumber1" text:name="sectionnumber" text:formula="ooow:sectionnumber+1" style:num-format="1">2</text:sequence></text:span><text:reference-mark-end text:name="sectionnumber_2"/><text:span text:style-name="T2">.</text:span><text:tab/>The Minister may by regulations, provide for any matter referred to in this Act as <text:hidden-text text:condition="ooow:" text:string-value="P3:L25" text:is-hidden="true"/>prescribed or to be prescribed.</text:p>
      <text:p text:style-name="shouldernote"><text:hidden-text text:condition="ooow:" text:string-value="P3:L26" text:is-hidden="true"/><text:bookmark-start text:name="toc_book_3"/>Provision of banded hour contracts<text:bookmark-end text:name="toc_book_3"/></text:p>
      <text:p text:style-name="subsection"><text:hidden-text text:condition="ooow:" text:string-value="P3:L27" text:is-hidden="true"/><text:reference-mark-start text:name="sectionnumber_3"/><text:span text:style-name="T2"><text:sequence text:ref-name="refsectionnumber2" text:name="sectionnumber" text:formula="ooow:sectionnumber+1" style:num-format="1">3</text:sequence></text:span><text:reference-mark-end text:name="sectionnumber_3"/><text:span text:style-name="T2">.</text:span><text:tab/><text:reference-mark-start text:name="subsectionnumber_1"/>(<text:sequence text:ref-name="refsubsectionnumber0" text:name="subsectionnumber" style:num-format="1">1</text:sequence>)<text:reference-mark-end text:name="subsectionnumber_1"/><text:tab/>A worker, or his or her trade union or a representative acting on his or her behalf, <text:hidden-text text:condition="ooow:" text:string-value="P3:L28" text:is-hidden="true"/>shall be entitled after a period of no less than 6 months of continuous employment <text:hidden-text text:condition="ooow:" text:string-value="P3:L29" text:is-hidden="true"/>with his or her employer, to request in writing of his or her employer to be moved to <text:hidden-text text:condition="ooow:" text:string-value="P3:L30" text:is-hidden="true"/>an increased weekly band of hours, as per the banding of hours set out in the <text:span text:style-name="T3">Schedule</text:span> <text:hidden-text text:condition="ooow:" text:string-value="P4:L1" text:is-hidden="true"/>where the band requested exceeds the hours average worked weekly in the previous <text:soft-page-break/><text:hidden-text text:condition="ooow:" text:string-value="P4:L2" text:is-hidden="true"/>six month period.</text:p>
      <text:p text:style-name="subsection"><text:hidden-text text:condition="ooow:" text:string-value="P4:L3" text:is-hidden="true"/><text:tab/><text:reference-mark-start text:name="subsectionnumber_2"/>(<text:sequence text:ref-name="refsubsectionnumber1" text:name="subsectionnumber" text:formula="ooow:subsectionnumber+1" style:num-format="1">2</text:sequence>)<text:reference-mark-end text:name="subsectionnumber_2"/><text:tab/>Where a worker or his or her trade union or a representative makes a request pursuant <text:hidden-text text:condition="ooow:" text:string-value="P4:L4" text:is-hidden="true"/>to <text:span text:style-name="T3">subsection</text:span> <text:span text:style-name="T3"><text:reference-ref text:reference-format="text" text:ref-name="subsectionnumber_1">(1)</text:reference-ref></text:span> there will be an obligation on the employer to consider the request <text:hidden-text text:condition="ooow:" text:string-value="P4:L5" text:is-hidden="true"/>and to provide a reasoned decision in response to the request in writing not later than <text:hidden-text text:condition="ooow:" text:string-value="P4:L6" text:is-hidden="true"/>21 days from receipt of the request.</text:p>
      <text:p text:style-name="subsection"><text:hidden-text text:condition="ooow:" text:string-value="P4:L7" text:is-hidden="true"/><text:tab/><text:reference-mark-start text:name="subsectionnumber_3"/>(<text:sequence text:ref-name="refsubsectionnumber2" text:name="subsectionnumber" text:formula="ooow:subsectionnumber+1" style:num-format="1">3</text:sequence>)<text:reference-mark-end text:name="subsectionnumber_3"/><text:tab/>Where an employer grants a request pursuant to <text:span text:style-name="T3">subsection</text:span> <text:span text:style-name="T3"><text:reference-ref text:reference-format="text" text:ref-name="subsectionnumber_1">(1)</text:reference-ref></text:span> the worker shall be <text:hidden-text text:condition="ooow:" text:string-value="P4:L8" text:is-hidden="true"/>informed in writing as soon as practicable by the employer, and shall henceforth be <text:hidden-text text:condition="ooow:" text:string-value="P4:L9" text:is-hidden="true"/>offered hours of work by that employer of at least the minimum number of hours in <text:hidden-text text:condition="ooow:" text:string-value="P4:L10" text:is-hidden="true"/>that band.</text:p>
      <text:p text:style-name="subsection"><text:hidden-text text:condition="ooow:" text:string-value="P4:L11" text:is-hidden="true"/><text:tab/><text:reference-mark-start text:name="subsectionnumber_4"/>(<text:sequence text:ref-name="refsubsectionnumber3" text:name="subsectionnumber" text:formula="ooow:subsectionnumber+1" style:num-format="1">4</text:sequence>)<text:reference-mark-end text:name="subsectionnumber_4"/><text:tab/>The employer may refuse a request made pursuant to <text:span text:style-name="T3">subsection</text:span> <text:span text:style-name="T3"><text:reference-ref text:reference-format="text" text:ref-name="subsectionnumber_1">(1)</text:reference-ref></text:span> if he or she can <text:hidden-text text:condition="ooow:" text:string-value="P4:L12" text:is-hidden="true"/>demonstrate that the employer’s business is experiencing severe financial difficulties <text:hidden-text text:condition="ooow:" text:string-value="P4:L13" text:is-hidden="true"/>such that there is a substantial risk that⁠—</text:p>
      <text:p text:style-name="paragraph"><text:hidden-text text:condition="ooow:" text:string-value="P4:L14" text:is-hidden="true"/><text:tab/><text:reference-mark-start text:name="paragraphnumber_1"/>(<text:sequence text:ref-name="refparagraphnumber0" text:name="paragraphnumber" text:formula="ooow:1" style:num-format="a">a</text:sequence>)<text:reference-mark-end text:name="paragraphnumber_1"/><text:tab/>the workers concerned would be laid off or made redundant;</text:p>
      <text:p text:style-name="paragraph"><text:hidden-text text:condition="ooow:" text:string-value="P4:L15" text:is-hidden="true"/><text:tab/><text:reference-mark-start text:name="paragraphnumber_2"/>(<text:sequence text:ref-name="refparagraphnumber1" text:name="paragraphnumber" text:formula="ooow:paragraphnumber+1" style:num-format="a">b</text:sequence>)<text:tab/><text:reference-mark-end text:name="paragraphnumber_2"/>the sustainability of the employer’s business would be significantly adversely <text:hidden-text text:condition="ooow:" text:string-value="P4:L16" text:is-hidden="true"/>affected; or</text:p>
      <text:p text:style-name="paragraph"><text:tab/><text:reference-mark-start text:name="paragraphnumber_3"/>(<text:sequence text:ref-name="refparagraphnumber2" text:name="paragraphnumber" text:formula="ooow:paragraphnumber+1" style:num-format="a">c</text:sequence>)<text:reference-mark-end text:name="paragraphnumber_3"/><text:tab/>that the employer’s business could not sustain the giving of an increased level <text:hidden-text text:condition="ooow:" text:string-value="P4:L18" text:is-hidden="true"/>of banded hours to the worker.</text:p>
      <text:p text:style-name="shouldernote"><text:hidden-text text:condition="ooow:" text:string-value="P4:L19" text:is-hidden="true"/><text:bookmark-start text:name="toc_book_4"/>Complaints by a worker<text:bookmark-end text:name="toc_book_4"/></text:p>
      <text:p text:style-name="subsection"><text:hidden-text text:condition="ooow:" text:string-value="P4:L20" text:is-hidden="true"/><text:reference-mark-start text:name="sectionnumber_4"/><text:span text:style-name="T2"><text:sequence text:ref-name="refsectionnumber3" text:name="sectionnumber" text:formula="ooow:sectionnumber+1" style:num-format="1">4</text:sequence></text:span><text:reference-mark-end text:name="sectionnumber_4"/><text:span text:style-name="T2">.</text:span><text:tab/><text:reference-mark-start text:name="subsectionnumber_5"/>(<text:sequence text:ref-name="refsubsectionnumber4" text:name="subsectionnumber" style:num-format="1">1</text:sequence>)<text:reference-mark-end text:name="subsectionnumber_5"/><text:tab/>A worker may present a complaint in writing to the Director General of the Workplace <text:hidden-text text:condition="ooow:" text:string-value="P4:L21" text:is-hidden="true"/>Relations Commission, such complaint to be heard by an adjudication officer, that the <text:hidden-text text:condition="ooow:" text:string-value="P4:L22" text:is-hidden="true"/>worker’s employer has contravened <text:span text:style-name="T3">section</text:span> <text:span text:style-name="T3"><text:reference-ref text:reference-format="text" text:ref-name="sectionnumber_3">3</text:reference-ref></text:span> in relation to him or her and, if in doing <text:hidden-text text:condition="ooow:" text:string-value="P4:L23" text:is-hidden="true"/>so, the adjudication officer shall give the parties an opportunity to be heard and to <text:hidden-text text:condition="ooow:" text:string-value="P4:L24" text:is-hidden="true"/>present any evidence relevant to the complaint, and shall give a decision in writing in <text:hidden-text text:condition="ooow:" text:string-value="P4:L25" text:is-hidden="true"/>relation to it and shall communicate the decision to the parties.</text:p>
      <text:p text:style-name="subsection"><text:hidden-text text:condition="ooow:" text:string-value="P4:L26" text:is-hidden="true"/><text:tab/><text:reference-mark-start text:name="subsectionnumber_6"/>(<text:sequence text:ref-name="refsubsectionnumber5" text:name="subsectionnumber" text:formula="ooow:subsectionnumber+1" style:num-format="1">2</text:sequence>)<text:reference-mark-end text:name="subsectionnumber_6"/><text:tab/>Where an adjudication officer decides, in respect of a complaint under this section in <text:hidden-text text:condition="ooow:" text:string-value="P4:L27" text:is-hidden="true"/>relation to a decision made by an employer to refuse to move a worker to a higher <text:hidden-text text:condition="ooow:" text:string-value="P4:L28" text:is-hidden="true"/>number of banded hours, that the employer has failed to give a properly reasoned <text:hidden-text text:condition="ooow:" text:string-value="P4:L29" text:is-hidden="true"/>decision as required by <text:span text:style-name="T3">section</text:span> <text:span text:style-name="T3"><text:reference-ref text:reference-format="text" text:ref-name="sectionnumber_2">2</text:reference-ref></text:span>, or that the complaint is well founded with regard to <text:hidden-text text:condition="ooow:" text:string-value="P4:L30" text:is-hidden="true"/>the adequacy of the reasons given, the adjudication officer shall order the employer to <text:hidden-text text:condition="ooow:" text:string-value="P4:L31" text:is-hidden="true"/>increase the worker’s hours to the next band as set out in the <text:span text:style-name="T3">Schedule</text:span>.</text:p>
      <text:p text:style-name="subsection"><text:hidden-text text:condition="ooow:" text:string-value="P4:L32" text:is-hidden="true"/><text:tab/><text:reference-mark-start text:name="subsectionnumber_7"/>(<text:sequence text:ref-name="refsubsectionnumber6" text:name="subsectionnumber" text:formula="ooow:subsectionnumber+1" style:num-format="1">3</text:sequence>)<text:reference-mark-end text:name="subsectionnumber_7"/><text:tab/>Subject to <text:span text:style-name="T3">subsection</text:span> <text:span text:style-name="T3"><text:reference-ref text:reference-format="text" text:ref-name="subsectionnumber_8">(4)</text:reference-ref></text:span>, an adjudication officer shall not entertain a complaint under <text:hidden-text text:condition="ooow:" text:string-value="P4:L33" text:is-hidden="true"/>this section unless such complaint is submitted to the Director General within the <text:hidden-text text:condition="ooow:" text:string-value="P4:L34" text:is-hidden="true"/>period of 6 months beginning on the date of the contravention to which the complaint <text:hidden-text text:condition="ooow:" text:string-value="P4:L35" text:is-hidden="true"/>relates.</text:p>
      <text:p text:style-name="subsection"><text:hidden-text text:condition="ooow:" text:string-value="P4:L36" text:is-hidden="true"/><text:tab/><text:reference-mark-start text:name="subsectionnumber_8"/>(<text:sequence text:ref-name="refsubsectionnumber7" text:name="subsectionnumber" text:formula="ooow:subsectionnumber+1" style:num-format="1">4</text:sequence>)<text:reference-mark-end text:name="subsectionnumber_8"/><text:tab/>An adjudication officer may entertain a complaint to which this section applies if <text:hidden-text text:condition="ooow:" text:string-value="P4:L37" text:is-hidden="true"/>submitted to the Director General after the expiration of the period referred to in <text:hidden-text text:condition="ooow:" text:string-value="P4:L38" text:is-hidden="true"/><text:span text:style-name="T3">subsection</text:span> <text:span text:style-name="T3"><text:reference-ref text:reference-format="text" text:ref-name="subsectionnumber_7">(3)</text:reference-ref></text:span>, but within 12 months beginning on the date of the contravention to <text:hidden-text text:condition="ooow:" text:string-value="P4:L39" text:is-hidden="true"/>which the complaint relates, only if he or she is satisfied that the failure to present the <text:hidden-text text:condition="ooow:" text:string-value="P4:L40" text:is-hidden="true"/>complaint or refer the dispute within the period referred to in <text:span text:style-name="T3">subsection</text:span> <text:span text:style-name="T3"><text:reference-ref text:reference-format="text" text:ref-name="subsectionnumber_7">(3)</text:reference-ref></text:span> was due <text:hidden-text text:condition="ooow:" text:string-value="P4:L41" text:is-hidden="true"/>to reasonable cause.</text:p>
      <text:p text:style-name="subsection"><text:hidden-text text:condition="ooow:" text:string-value="P4:L42" text:is-hidden="true"/><text:tab/><text:reference-mark-start text:name="subsectionnumber_9"/>(<text:sequence text:ref-name="refsubsectionnumber8" text:name="subsectionnumber" text:formula="ooow:subsectionnumber+1" style:num-format="1">5</text:sequence>)<text:reference-mark-end text:name="subsectionnumber_9"/><text:tab/>A complaint to which this section applies shall be presented to the Director General <text:hidden-text text:condition="ooow:" text:string-value="P5:L1" text:is-hidden="true"/>by giving notice thereof in writing to the Director General and the notice shall contain <text:soft-page-break/><text:hidden-text text:condition="ooow:" text:string-value="P5:L2" text:is-hidden="true"/>such particulars and be in such form as is specified in the <text:alphabetical-index-mark text:string-value="Workplace Relations Act 2015 (No. 16)"/><text:a xlink:type="simple" xlink:href="http://www.irishstatutebook.ie/2015/en/act/pub/0016/index.html"><text:span text:style-name="T5">Workplace Relations Act </text:span></text:a><text:a xlink:type="simple" xlink:href="http://www.irishstatutebook.ie/2015/en/act/pub/0016/index.html"><text:span text:style-name="T5"><text:hidden-text text:condition="ooow:" text:string-value="P5:L3" text:is-hidden="true"/></text:span></text:a><text:a xlink:type="simple" xlink:href="http://www.irishstatutebook.ie/2015/en/act/pub/0016/index.html"><text:span text:style-name="T5">2015</text:span></text:a> and as may be specified from time to time by the Minister.</text:p>
      <text:p text:style-name="subsection"><text:hidden-text text:condition="ooow:" text:string-value="P5:L4" text:is-hidden="true"/><text:tab/><text:reference-mark-start text:name="subsectionnumber_10"/>(<text:sequence text:ref-name="refsubsectionnumber9" text:name="subsectionnumber" text:formula="ooow:subsectionnumber+1" style:num-format="1">6</text:sequence>)<text:reference-mark-end text:name="subsectionnumber_10"/><text:tab/>Any party to proceedings under this section may appeal a decision of an adjudication <text:hidden-text text:condition="ooow:" text:string-value="P5:L5" text:is-hidden="true"/>officer given in those proceedings to the Labour Court as provided for by section 44 <text:hidden-text text:condition="ooow:" text:string-value="P5:L6" text:is-hidden="true"/>of the <text:alphabetical-index-mark text:string-value="Workplace Relations Act 2015 (No. 16)"/><text:a xlink:type="simple" xlink:href="http://www.irishstatutebook.ie/2015/en/act/pub/0016/index.html"><text:span text:style-name="T5">Workplace Relations Act 2015</text:span></text:a>.</text:p>
      <text:p text:style-name="shouldernote"><text:hidden-text text:condition="ooow:" text:string-value="P5:L7" text:is-hidden="true"/><text:bookmark-start text:name="toc_book_5"/>Obligation to provide information of overall availability of working hours<text:bookmark-end text:name="toc_book_5"/></text:p>
      <text:p text:style-name="subsection"><text:hidden-text text:condition="ooow:" text:string-value="P5:L8" text:is-hidden="true"/><text:reference-mark-start text:name="sectionnumber_5"/><text:span text:style-name="T2"><text:sequence text:ref-name="refsectionnumber4" text:name="sectionnumber" text:formula="ooow:sectionnumber+1" style:num-format="1">5</text:sequence></text:span><text:reference-mark-end text:name="sectionnumber_5"/><text:span text:style-name="T2">.</text:span><text:tab/><text:reference-mark-start text:name="subsectionnumber_11"/>(<text:sequence text:ref-name="refsubsectionnumber10" text:name="subsectionnumber" style:num-format="1">1</text:sequence>)<text:reference-mark-end text:name="subsectionnumber_11"/><text:tab/>Every employer shall display on a weekly or monthly basis in a prominent position or <text:hidden-text text:condition="ooow:" text:string-value="P5:L9" text:is-hidden="true"/>positions in or at the place of work, being a prominent position to which workers have <text:hidden-text text:condition="ooow:" text:string-value="P5:L10" text:is-hidden="true"/>regular access and in such a position that it may be read easily by workers, a notice or <text:hidden-text text:condition="ooow:" text:string-value="P5:L11" text:is-hidden="true"/>notices in a form and manner, appropriate language and in English and Irish, and in <text:hidden-text text:condition="ooow:" text:string-value="P5:L12" text:is-hidden="true"/>other languages where required, such that the notice is reasonably likely to be <text:hidden-text text:condition="ooow:" text:string-value="P5:L13" text:is-hidden="true"/>understood by the workers concerned.</text:p>
      <text:p text:style-name="subsection"><text:hidden-text text:condition="ooow:" text:string-value="P5:L14" text:is-hidden="true"/><text:tab/><text:reference-mark-start text:name="subsectionnumber_12"/>(<text:sequence text:ref-name="refsubsectionnumber11" text:name="subsectionnumber" text:formula="ooow:subsectionnumber+1" style:num-format="1">2</text:sequence>)<text:reference-mark-end text:name="subsectionnumber_12"/><text:tab/>The notice shall contain the number of working hours being allocated to workers in <text:hidden-text text:condition="ooow:" text:string-value="P5:L15" text:is-hidden="true"/>the forthcoming week or month and which band those hours fall under per week.</text:p>
      <text:p text:style-name="shouldernote"><text:hidden-text text:condition="ooow:" text:string-value="P5:L16" text:is-hidden="true"/><text:bookmark-start text:name="toc_book_6"/>Short title and commencement<text:bookmark-end text:name="toc_book_6"/></text:p>
      <text:p text:style-name="subsection"><text:hidden-text text:condition="ooow:" text:string-value="P5:L17" text:is-hidden="true"/><text:reference-mark-start text:name="sectionnumber_6"/><text:span text:style-name="T2"><text:sequence text:ref-name="refsectionnumber5" text:name="sectionnumber" text:formula="ooow:sectionnumber+1" style:num-format="1">6</text:sequence></text:span><text:reference-mark-end text:name="sectionnumber_6"/><text:span text:style-name="T2">.</text:span><text:tab/><text:reference-mark-start text:name="subsectionnumber_13"/>(<text:sequence text:ref-name="refsubsectionnumber12" text:name="subsectionnumber" style:num-format="1">1</text:sequence>)<text:reference-mark-end text:name="subsectionnumber_13"/><text:tab/>This Act may be cited as the Banded Hours Contract Act 2016.</text:p>
      <text:p text:style-name="subsection"><text:hidden-text text:condition="ooow:" text:string-value="P5:L18" text:is-hidden="true"/><text:tab/><text:reference-mark-start text:name="subsectionnumber_14"/>(<text:sequence text:ref-name="refsubsectionnumber13" text:name="subsectionnumber" text:formula="ooow:subsectionnumber+1" style:num-format="1">2</text:sequence>)<text:reference-mark-end text:name="subsectionnumber_14"/><text:tab/>This Act shall come into operation on such day or days as the Minister may appoint <text:hidden-text text:condition="ooow:" text:string-value="P5:L19" text:is-hidden="true"/>by order or orders either generally or with reference to any particular purpose or <text:hidden-text text:condition="ooow:" text:string-value="P5:L20" text:is-hidden="true"/>provision and different days may be so appointed for different purposes or different <text:hidden-text text:condition="ooow:" text:string-value="P5:L21" text:is-hidden="true"/>provisions.</text:p>
      <text:p text:style-name="schedulenumber"><text:hidden-text text:condition="ooow:" text:string-value="P6:L1" text:is-hidden="true"/><text:bookmark-start text:name="toc_book_7"/>Schedule<text:bookmark-end text:name="toc_book_7"/></text:p>
      <text:p text:style-name="P33"><text:hidden-text text:condition="ooow:" text:string-value="P6:L2" text:is-hidden="true"/>Section 4</text:p>
      <text:p text:style-name="P12"><text:hidden-text text:condition="ooow:" text:string-value="P6:L3" text:is-hidden="true"/>Band A 11.5 hours or more, but less than 15 hours;</text:p>
      <text:p text:style-name="P12"><text:hidden-text text:condition="ooow:" text:string-value="P6:L4" text:is-hidden="true"/>Band B 15 hours or more, but less than 20 hours;</text:p>
      <text:p text:style-name="P12"><text:hidden-text text:condition="ooow:" text:string-value="P6:L5" text:is-hidden="true"/>Band C 20 hours or more, but less than 25 hours;</text:p>
      <text:p text:style-name="P12"><text:hidden-text text:condition="ooow:" text:string-value="P6:L6" text:is-hidden="true"/>Band D 25 hours or more, but less than 30 hours;</text:p>
      <text:p text:style-name="P12"><text:hidden-text text:condition="ooow:" text:string-value="P6:L7" text:is-hidden="true"/>Band E 30 hours or more, but less than 35 hours;</text:p>
      <text:p text:style-name="P12"><text:hidden-text text:condition="ooow:" text:string-value="P6:L8" text:is-hidden="true"/>Band F 35 hours or more, but less than 37 hours;</text:p>
      <text:p text:style-name="P12"><text:hidden-text text:condition="ooow:" text:string-value="P6:L9" text:is-hidden="true"/>Band G 37 hours or more.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An Bille um Chonarthaí Uaireanta Bandáilte, 2016</text:p>
            <text:p text:style-name="P19"><text:span text:style-name="bold_5f_noitalic_5f_nounderline"><text:span text:style-name="T7"/></text:span></text:p>
            <text:p text:style-name="P24"><text:s text:c="23"/></text:p>
            <text:p text:style-name="P21">BILLE</text:p>
            <text:p text:style-name="P26">(mar a tionscnaíodh)</text:p>
            <text:p text:style-name="P26">d<text:span text:style-name="T10">á ngairtear</text:span></text:p>
            <text:p text:style-name="P19"/>
            <text:p text:style-name="backpageprovision_5f_no_5f_line_5f_numbering"><text:span text:style-name="T11">Acht do dhéanamh socrú maidir le conarthaí uaireanta bandáilte, maidir le ceart oibrí chun uaireanta méadaithe a iarraidh agus maidir le hoibleagáid chomhfhreagrach a bheith ar fhostóir iarraidh den sórt sin a bhreithniú, do cheadú diúltú ar fhorais is inchosanta go hoibiachtúil, agus sa chás sin amháin, agus maidir le hoibleagáid a bheith ar fhostóirí faisnéis a sholáthar d’oibrithe i dtaobh infhaighteacht fhoriomlán na n-uaireanta oibre san fhostaíocht.</text:span><text:span text:style-name="bold_5f_noitalic_5f_nounderline"><text:span text:style-name="T9"><text:line-break/></text:span></text:span></text:p>
            <text:p text:style-name="P24"/>
            <text:p text:style-name="P18">An Teachta David Cullinane a thug isteach<text:span text:style-name="T12">,</text:span></text:p>
            <text:p text:style-name="P17">14 <text:span text:style-name="T4">Meitheamh</text:span><text:span text:style-name="T12">,</text:span> 2016</text:p>
            <text:p text:style-name="P25"/>
            <text:p text:style-name="P20"/>
          </table:table-cell>
          <table:table-cell table:style-name="Table1.B1" office:value-type="string">
            <text:p text:style-name="P29">Banded Hours Contract Bill 2016</text:p>
            <text:p text:style-name="P19"><text:span text:style-name="bold_5f_noitalic_5f_nounderline"><text:span text:style-name="T7"/></text:span></text:p>
            <text:p text:style-name="P23"><text:line-break/></text:p>
            <text:p text:style-name="P21">BILL</text:p>
            <text:p text:style-name="P26">(as initiated)</text:p>
            <text:p text:style-name="P32">entitled</text:p>
            <text:p text:style-name="P31">An Act to provide for banded hour contracts, the right for a worker to request increased hours and a corresponding obligation on an employer to consider such a request, to permit refusal only on objectively justified grounds and an obligation on employers to provide information to workers on the overall availability of working hours in the employment.<text:span text:style-name="bold_5f_noitalic_5f_nounderline"><text:span text:style-name="T7"><text:line-break/></text:span></text:span></text:p>
            <text:p text:style-name="P30"/>
            <text:p text:style-name="P28">Introduced by Deputy David Cullinane<text:span text:style-name="T12">,</text:span></text:p>
            <text:p text:style-name="P17"><text:span text:style-name="T12">14</text:span><text:span text:style-name="T4">th June</text:span><text:span text:style-name="T12">,</text:span> 2016</text:p>
            <text:p text:style-name="P23"/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 fo:background-color="transparent"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r" style:family="paragraph">
      <style:paragraph-properties fo:margin-left="6.001cm" fo:margin-right="6.001cm" fo:margin-top="0.3cm" fo:margin-bottom="0.3cm" fo:text-align="start" style:justify-single-word="false" fo:text-indent="0cm" style:auto-text-indent="false" fo:background-color="transparent" fo:padding="0cm" fo:border-left="none" fo:border-right="none" fo:border-top="0.011cm solid #000000" fo:border-bottom="none" text:number-lines="false" text:line-number="0">
        <style:background-image/>
      </style:paragraph-properties>
      <style:text-properties style:font-name="Times New Roman1" fo:font-size="2pt"/>
    </style:style>
    <style:style style:name="graphic" style:family="paragraph">
      <style:paragraph-properties fo:margin-left="0cm" fo:margin-right="0cm" fo:margin-top="0cm" fo:margin-bottom="0cm" fo:text-align="center" style:justify-single-word="false" fo:text-indent="0cm" style:auto-text-indent="false" fo:background-color="transparent">
        <style:tab-stops/>
        <style:background-image xlink:href="Pictures/100002010000019F000002A0471B8B42.png" xlink:type="simple" xlink:actuate="onLoad" style:position="center center" style:repeat="no-repeat"/>
      </style:paragraph-properties>
      <style:text-properties style:font-name="Times New Roman1" fo:font-size="60pt"/>
    </style:style>
    <style:style style:name="shorttitleir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font-variant="normal" fo:text-transform="none" style:font-name="Times New Roman2" fo:font-size="11pt" fo:font-weight="bold"/>
    </style:style>
    <style:style style:name="shorttitleengl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text-transform="uppercase" style:font-name="Times New Roman2" fo:font-size="11pt" fo:font-weight="bold"/>
    </style:style>
    <style:style style:name="statusir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statusengl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1" fo:font-size="11pt" fo:font-style="italic"/>
    </style:style>
    <style:style style:name="arrangementofsections" style:family="paragraph"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tocpart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style:font-name="Times New Roman1" fo:font-size="11pt"/>
    </style:style>
    <style:style style:name="tocparttitle" style:family="paragraph" style:next-style-name="tocsectionheader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font-variant="small-caps" style:font-name="Times New Roman1" fo:font-size="11pt"/>
    </style:style>
    <style:style style:name="tocchaptertitle" style:family="paragraph" style:master-page-name="">
      <style:paragraph-properties fo:margin-left="0cm" fo:margin-right="0cm" fo:margin-top="0.199cm" fo:margin-bottom="0.3cm" fo:text-align="center" style:justify-single-word="false" fo:text-indent="0cm" style:auto-text-indent="false" style:page-number="auto" fo:background-color="transparent" fo:keep-with-next="auto" text:number-lines="false" text:line-number="0">
        <style:background-image/>
      </style:paragraph-properties>
      <style:text-properties style:font-name="Times New Roman1" fo:font-size="11pt" fo:font-style="italic"/>
    </style:style>
    <style:style style:name="tocsectionheader" style:family="paragraph" style:master-page-name="">
      <style:paragraph-properties fo:margin-left="0cm" fo:margin-right="0cm" fo:margin-top="0cm" fo:margin-bottom="0.199cm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font-name="Times New Roman1" fo:font-size="11pt"/>
    </style:style>
    <style:style style:name="tocsectionnumber" style:family="paragraph" style:master-page-name="">
      <style:paragraph-properties fo:margin-left="1.85cm" fo:margin-right="0cm" fo:margin-top="0cm" fo:margin-bottom="0.199cm" fo:text-align="start" style:justify-single-word="false" fo:text-indent="-1.199cm" style:auto-text-indent="false" style:page-number="auto" fo:background-color="transparent" text:number-lines="false" text:line-number="0">
        <style:tab-stops>
          <style:tab-stop style:position="-0.499cm"/>
        </style:tab-stops>
        <style:background-image/>
      </style:paragraph-properties>
      <style:text-properties style:font-name="Times New Roman1" fo:font-size="11pt"/>
    </style:style>
    <style:style style:name="tocschedule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text-transform="uppercase" style:font-name="Times New Roman1" fo:font-size="11pt"/>
    </style:style>
    <style:style style:name="actsreferredto" style:family="paragraph" style:master-page-name="">
      <style:paragraph-properties fo:margin-left="0cm" fo:margin-right="0cm" fo:margin-top="0cm" fo:margin-bottom="0.75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actreferredto" style:family="paragraph" style:master-page-name="">
      <style:paragraph-properties fo:margin-left="0.651cm" fo:margin-right="0cm" fo:margin-top="0cm" fo:margin-bottom="0.199cm" fo:text-align="start" style:justify-single-word="false" fo:text-indent="-0.3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1" fo:font-size="10.5pt"/>
    </style:style>
    <style:style style:name="entitled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3" fo:font-size="11pt" fo:font-style="italic"/>
    </style:style>
    <style:style style:name="longtitle" style:family="paragraph" style:next-style-name="enacted" style:master-page-name="">
      <style:paragraph-properties fo:margin-left="0cm" fo:margin-right="0cm" fo:line-height="0.6cm" fo:text-align="start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12pt"/>
    </style:style>
    <style:style style:name="partnumber" style:family="paragraph" style:next-style-name="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/>
    </style:style>
    <style:style style:name="parttitle" style:family="paragraph" style:next-style-name="chapternumber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style:font-name="Times New Roman1" fo:font-size="11pt"/>
    </style:style>
    <style:style style:name="shouldernote" style:family="paragraph" style:next-style-name="section" style:master-page-name="">
      <style:paragraph-properties fo:margin-left="0cm" fo:margin-right="0cm" fo:margin-top="0.801cm" fo:margin-bottom="0.101cm" fo:line-height="0.499cm" fo:text-align="justify" style:justify-single-word="false" fo:keep-together="always" fo:orphans="0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style="normal" fo:font-weight="bold" fo:hyphenate="false" fo:hyphenation-remain-char-count="2" fo:hyphenation-push-char-count="2"/>
    </style:style>
    <style:style style:name="section" style:family="paragraph" style:parent-style-name="graphic" style:master-page-name="">
      <style:paragraph-properties fo:margin-left="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 text:number-lines="true" text:line-number="0">
        <style:tab-stops>
          <style:tab-stop style:position="1cm"/>
        </style:tab-stops>
        <style:background-image/>
      </style:paragraph-properties>
      <style:text-properties style:font-name="Times New Roman1" fo:font-size="11pt" fo:font-style="normal" fo:font-weight="normal" fo:hyphenate="false" fo:hyphenation-remain-char-count="2" fo:hyphenation-push-char-count="2"/>
    </style:style>
    <style:style style:name="subparagraph" style:family="paragraph" style:master-page-name="">
      <style:paragraph-properties fo:margin-left="2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clause" style:family="paragraph" style:master-page-name="">
      <style:paragraph-properties fo:margin-left="3.6cm" fo:margin-right="0cm" fo:margin-top="0cm" fo:margin-bottom="0.25cm" fo:line-height="0.499cm" fo:text-align="justify" style:justify-single-word="false" fo:hyphenation-ladder-count="no-limit" fo:text-indent="-3.6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clause" style:family="paragraph" style:master-page-name="">
      <style:paragraph-properties fo:margin-left="4.099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number" style:family="paragraph" style:next-style-name="sectionreference" style:master-page-name="">
      <style:paragraph-properties fo:margin-left="0cm" fo:margin-right="0cm" fo:margin-top="1cm" fo:margin-bottom="0cm" fo:text-align="center" style:justify-single-word="false" fo:keep-together="always" fo:text-indent="0cm" style:auto-text-indent="false" style:page-number="auto" fo:break-before="page" fo:background-color="transparent" fo:keep-with-next="always">
        <style:background-image/>
      </style:paragraph-properties>
      <style:text-properties style:font-name="Times New Roman1" fo:font-size="11pt"/>
    </style:style>
    <style:style style:name="sectionreference" style:family="paragraph" style:next-style-name="scheduletitle" style:master-page-name="">
      <style:paragraph-properties fo:margin-left="0cm" fo:margin-right="0cm" fo:margin-top="0cm" fo:margin-bottom="0.25cm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Times New Roman1" fo:font-size="11pt" fo:font-style="italic"/>
    </style:style>
    <style:style style:name="schedulepartnumber" style:family="paragraph" style:next-style-name="schedulepart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style:font-name="Times New Roman1" fo:font-size="11pt"/>
    </style:style>
    <style:style style:name="scheduleparttitle" style:family="paragraph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fo:font-variant="small-caps" style:font-name="Times New Roman1" fo:font-size="11pt"/>
    </style:style>
    <style:style style:name="scheduleparagraph_5f_insert" style:display-name="scheduleparagraph_insert" style:family="paragraph" style:master-page-name="">
      <style:paragraph-properties fo:margin-left="3.9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paragraph_5f_insert" style:display-name="schedulesubparagraph_insert" style:family="paragraph" style:master-page-name="">
      <style:paragraph-properties fo:margin-left="4.6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clause_5f_insert" style:display-name="scheduleclause_insert" style:family="paragraph" style:master-page-name="">
      <style:paragraph-properties fo:margin-left="5.3cm" fo:margin-right="0cm" fo:margin-top="0cm" fo:margin-bottom="0.25cm" fo:line-height="0.499cm" fo:text-align="start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chedulesubclause_5f_insert" style:display-name="schedulesubclause_insert" style:family="paragraph" style:master-page-name="">
      <style:paragraph-properties fo:margin-left="6.001cm" fo:margin-right="0cm" fo:text-align="start" style:justify-single-word="false" fo:hyphenation-ladder-count="no-limit" fo:text-indent="-2.401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bill" style:family="paragraph" style:next-style-name="entitled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3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clause_5f_insert" style:display-name="clause_insert" style:family="paragraph" style:master-page-name="">
      <style:paragraph-properties fo:margin-left="5.5cm" fo:margin-right="0cm" fo:margin-top="0cm" fo:margin-bottom="0.25cm" fo:line-height="0.499cm" fo:text-align="justify" style:justify-single-word="false" fo:hyphenation-ladder-count="no-limit" fo:text-indent="-3.6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 fo:hyphenate="false" fo:hyphenation-remain-char-count="2" fo:hyphenation-push-char-count="2"/>
    </style:style>
    <style:style style:name="subclause_5f_insert" style:display-name="subclause_insert" style:family="paragraph" style:master-page-name="">
      <style:paragraph-properties fo:margin-left="6.1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paragraph_5f_insert" style:display-name="subparagraph_insert" style:family="paragraph" style:master-page-name="">
      <style:paragraph-properties fo:margin-left="4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paragraph_5f_insert" style:display-name="paragraph_insert" style:family="paragraph" style:master-page-name="">
      <style:paragraph-properties fo:margin-left="4.399cm" fo:margin-right="0cm" fo:margin-top="0cm" fo:margin-bottom="0.25cm" fo:line-height="0.499cm" fo:text-align="justify" style:justify-single-word="false" fo:hyphenation-ladder-count="no-limit" fo:text-indent="-2.2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ubsection_5f_insert" style:display-name="subsection_insert" style:family="paragraph" style:master-page-name="">
      <style:paragraph-properties fo:margin-left="3.9cm" fo:margin-right="0cm" fo:margin-top="0cm" fo:margin-bottom="0.25cm" fo:line-height="0.499cm" fo:text-align="justify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ection_5f_insert" style:display-name="section_insert" style:family="paragraph" style:master-page-name="">
      <style:paragraph-properties fo:margin-left="3.40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imes New Roman1" fo:font-size="11pt" fo:hyphenate="false" fo:hyphenation-remain-char-count="2" fo:hyphenation-push-char-count="2"/>
    </style:style>
    <style:style style:name="shouldernote_5f_insert" style:display-name="shouldernote_insert" style:family="paragraph" style:master-page-name="">
      <style:paragraph-properties fo:margin-left="2.401cm" fo:margin-right="0cm" fo:margin-top="0cm" fo:margin-bottom="0.101cm" fo:line-height="0.499cm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2" fo:font-size="11pt" fo:font-weight="bold" fo:hyphenate="false" fo:hyphenation-remain-char-count="2" fo:hyphenation-push-char-count="2"/>
    </style:style>
    <style:style style:name="schedulesubpara_5f_flush_5f_insert" style:display-name="schedulesubpara_flush_insert" style:family="paragraph" style:parent-style-name="schedulesubparagraph_5f_insert" style:master-page-name="">
      <style:paragraph-properties fo:margin-left="6.001cm" fo:margin-right="0cm" fo:hyphenation-ladder-count="no-limit" fo:text-indent="0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acted" style:family="paragraph" style:parent-style-name="Standard" style:next-style-name="shouldernote" style:master-page-name="">
      <style:paragraph-properties fo:margin-top="0.3cm" fo:margin-bottom="0cm" fo:text-align="start" style:justify-single-word="false" fo:hyphenation-ladder-count="no-limit" style:page-number="auto"/>
      <style:text-properties fo:font-size="11pt" fo:font-weight="bold" fo:hyphenate="false" fo:hyphenation-remain-char-count="2" fo:hyphenation-push-char-count="2"/>
    </style:style>
    <style:style style:name="chaptertitle" style:family="paragraph" style:parent-style-name="Standard" style:next-style-name="shouldernote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size="11pt" fo:font-style="italic"/>
    </style:style>
    <style:style style:name="chapternumber" style:family="paragraph" style:parent-style-name="Standard" style:next-style-name="chapter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fo:font-size="11pt"/>
    </style:style>
    <style:style style:name="partnumber_5f_insert" style:display-name="partnumber_insert" style:family="paragraph" style:parent-style-name="partnumber" style:next-style-name="parttitle_5f_insert" style:master-page-name="">
      <style:paragraph-properties fo:margin-left="2.401cm" fo:margin-right="0cm" fo:text-indent="0cm" style:auto-text-indent="false" style:page-number="auto"/>
    </style:style>
    <style:style style:name="parttitle_5f_insert" style:display-name="parttitle_insert" style:family="paragraph" style:parent-style-name="parttitle" style:master-page-name="">
      <style:paragraph-properties fo:margin-left="2.401cm" fo:margin-right="0cm" fo:margin-top="0cm" fo:margin-bottom="0.199cm" fo:text-indent="0cm" style:auto-text-indent="false" style:page-number="auto"/>
    </style:style>
    <style:style style:name="centered_5f_insert" style:display-name="centered_insert" style:family="paragraph" style:parent-style-name="partnumber_5f_insert" style:master-page-name="">
      <style:paragraph-properties fo:margin-left="2.401cm" fo:margin-right="0cm" fo:margin-top="0.499cm" fo:margin-bottom="0.4cm" fo:keep-together="auto" fo:text-indent="0cm" style:auto-text-indent="false" style:page-number="auto" fo:keep-with-next="auto"/>
    </style:style>
    <style:style style:name="schedulenumber_5f_insert" style:display-name="schedulenumber_insert" style:family="paragraph" style:parent-style-name="schedulenumber" style:next-style-name="scheduletitle_5f_insert" style:master-page-name="">
      <style:paragraph-properties fo:margin-left="2.401cm" fo:margin-right="0cm" fo:keep-together="always" fo:text-indent="0cm" style:auto-text-indent="false" style:page-number="auto" fo:break-before="auto" fo:break-after="auto" fo:keep-with-next="always"/>
    </style:style>
    <style:style style:name="scheduletitle_5f_insert" style:display-name="scheduletitle_insert" style:family="paragraph" style:parent-style-name="sectionreference" style:master-page-name="">
      <style:paragraph-properties fo:margin-left="2.401cm" fo:margin-right="0cm" fo:text-align="center" style:justify-single-word="false" fo:text-indent="0cm" style:auto-text-indent="false" style:page-number="auto">
        <style:tab-stops/>
      </style:paragraph-properties>
      <style:text-properties fo:font-variant="small-caps"/>
    </style:style>
    <style:style style:name="centered" style:family="paragraph" style:parent-style-name="Standard">
      <style:paragraph-properties fo:margin-top="0.199cm" fo:margin-bottom="0.199cm" fo:text-align="center" style:justify-single-word="false"/>
      <style:text-properties fo:font-size="11pt"/>
    </style:style>
    <style:style style:name="rightalign" style:family="paragraph" style:parent-style-name="Standard" style:master-page-name="">
      <style:paragraph-properties fo:text-align="end" style:justify-single-word="false" fo:hyphenation-ladder-count="no-limit" style:page-number="auto"/>
      <style:text-properties fo:font-size="11pt" fo:hyphenate="false" fo:hyphenation-remain-char-count="2" fo:hyphenation-push-char-count="2"/>
    </style:style>
    <style:style style:name="table_5f_left" style:display-name="table_left" style:family="paragraph" style:parent-style-name="Standard" style:master-page-name="">
      <style:paragraph-properties fo:margin-left="0.199cm" fo:margin-right="0cm" fo:margin-top="0cm" fo:margin-bottom="0cm" fo:hyphenation-ladder-count="no-limit" fo:text-indent="0cm" style:auto-text-indent="false" style:page-number="auto" text:number-lines="false" text:line-number="0"/>
      <style:text-properties fo:font-size="11pt" fo:hyphenate="false" fo:hyphenation-remain-char-count="2" fo:hyphenation-push-char-count="2"/>
    </style:style>
    <style:style style:name="table_5f_left2" style:display-name="table_left2" style:family="paragraph" style:parent-style-name="table_5f_left" style:master-page-name="">
      <style:paragraph-properties fo:margin-left="1.401cm" fo:margin-right="0cm" fo:text-indent="0cm" style:auto-text-indent="false" style:page-number="auto"/>
    </style:style>
    <style:style style:name="chapternumber_5f_insert" style:display-name="chapternumber_insert" style:family="paragraph" style:parent-style-name="chapternumber" style:next-style-name="chaptertitle_5f_insert" style:master-page-name="">
      <style:paragraph-properties fo:margin-left="2.401cm" fo:margin-right="0cm" fo:keep-together="always" fo:text-indent="0cm" style:auto-text-indent="false" style:page-number="auto"/>
    </style:style>
    <style:style style:name="chaptertitle_5f_insert" style:display-name="chaptertitle_insert" style:family="paragraph" style:parent-style-name="chaptertitle" style:master-page-name="">
      <style:paragraph-properties fo:margin-left="2.401cm" fo:margin-right="0cm" fo:margin-top="0.4cm" fo:margin-bottom="0.4cm" fo:keep-together="always" fo:text-indent="0cm" style:auto-text-indent="false" style:page-number="auto" fo:keep-with-next="always"/>
    </style:style>
    <style:style style:name="tocscheduletitle" style:family="paragraph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1" fo:font-size="11pt"/>
    </style:style>
    <style:style style:name="tableheading_5f_insert" style:display-name="tableheading_insert" style:family="paragraph" style:parent-style-name="Standard" style:master-page-name="">
      <style:paragraph-properties fo:margin-left="2cm" fo:margin-right="0cm" fo:margin-top="0.499cm" fo:margin-bottom="0.499cm" fo:text-align="center" style:justify-single-word="false" fo:hyphenation-ladder-count="no-limit" fo:text-indent="0cm" style:auto-text-indent="false" style:page-number="auto" text:number-lines="true" text:line-number="0"/>
      <style:text-properties fo:hyphenate="fals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sectionnumber" style:family="paragraph">
      <style:paragraph-properties fo:margin-left="0cm" fo:margin-right="0cm" fo:text-align="start" style:justify-single-word="false" fo:text-indent="0cm" style:auto-text-indent="false" fo:background-color="#ffa1a1">
        <style:background-image/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occhapternumber" style:family="paragraph" style:parent-style-name="tocpartnumber" style:next-style-name="shouldernote" style:master-page-name="">
      <style:paragraph-properties fo:margin-top="0.3cm" fo:margin-bottom="0.3cm" style:page-number="auto" style:shadow="none" fo:keep-with-next="auto" text:number-lines="false" text:line-number="0">
        <style:tab-stops/>
      </style:paragraph-properties>
      <style:text-properties fo:font-variant="small-cap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paragraph" style:family="paragraph" style:master-page-name="">
      <style:paragraph-properties fo:margin-left="2.2cm" fo:margin-right="0cm" fo:margin-top="0cm" fo:margin-bottom="0.25cm" fo:line-height="0.499cm" fo:text-align="justify" style:justify-single-word="false" fo:text-indent="-2.2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ubsection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paragraph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1" fo:font-size="11pt"/>
    </style:style>
    <style:style style:name="schedulesubparagraph" style:family="paragraph" style:parent-style-name="scheduleparagraph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lause" style:family="paragraph" style:parent-style-name="scheduleparagraph" style:master-page-name="">
      <style:paragraph-properties fo:margin-left="2.9cm" fo:margin-right="0cm" fo:text-indent="-2.9cm" style:auto-text-indent="false" style:page-number="auto">
        <style:tab-stops>
          <style:tab-stop style:position="-0.199cm" style:type="right"/>
        </style:tab-stops>
      </style:paragraph-properties>
    </style:style>
    <style:style style:name="schedulesubclause" style:family="paragraph" style:parent-style-name="scheduleparagraph" style:master-page-name="">
      <style:paragraph-properties fo:margin-left="3.6cm" fo:margin-right="0cm" fo:text-indent="-3.6cm" style:auto-text-indent="false" style:page-number="auto">
        <style:tab-stops>
          <style:tab-stop style:position="-0.199cm" style:type="right"/>
        </style:tab-stops>
      </style:paragraph-properties>
    </style:style>
    <style:style style:name="table_5f_right" style:display-name="table_right" style:family="paragraph" style:parent-style-name="table_5f_left">
      <style:paragraph-properties text:number-lines="true" text:line-number="0"/>
    </style:style>
    <style:style style:name="scheduletitle" style:family="paragraph" style:parent-style-name="scheduletitle_5f_insert" style:next-style-name="schedule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/>
    </style:style>
    <style:style style:name="scheduleparttitle_5f_insert" style:display-name="scheduleparttitle_insert" style:family="paragraph" style:parent-style-name="scheduleparttitle">
      <style:paragraph-properties fo:margin-left="2.401cm" fo:margin-right="0cm" fo:text-indent="0cm" style:auto-text-indent="false"/>
    </style:style>
    <style:style style:name="schedulepartnumber_5f_insert" style:display-name="schedulepartnumber_insert" style:family="paragraph" style:parent-style-name="schedulepartnumber" style:next-style-name="scheduleparttitle_5f_insert" style:master-page-name="">
      <style:paragraph-properties fo:margin-left="2.401cm" fo:margin-right="0cm" fo:text-indent="0cm" style:auto-text-indent="false" style:page-number="auto"/>
    </style:style>
    <style:style style:name="scheduleparagraphnumber" style:family="paragraph" style:master-page-name="">
      <style:paragraph-properties fo:margin-left="1.499cm" fo:margin-right="0cm" fo:text-align="start" style:justify-single-word="false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1" fo:font-size="11pt"/>
    </style:style>
    <style:style style:name="eu_5f_chapternumber" style:display-name="eu_chapternumber" style:family="paragraph" style:parent-style-name="chapternumber" style:next-style-name="eu_5f_chaptertitle" style:master-page-name="">
      <style:paragraph-properties style:page-number="auto"/>
      <style:text-properties fo:text-transform="uppercase" style:font-name="Times New Roman1"/>
    </style:style>
    <style:style style:name="eu_5f_chaptertitle" style:display-name="eu_chaptertitle" style:family="paragraph" style:parent-style-name="eu_5f_chapternumber" style:master-page-name="">
      <style:paragraph-properties style:page-number="auto"/>
      <style:text-properties fo:font-weight="bold"/>
    </style:style>
    <style:style style:name="eu_5f_articlenumber" style:display-name="eu_articlenumber" style:family="paragraph" style:parent-style-name="eu_5f_chapternumber" style:next-style-name="eu_5f_articletitle" style:master-page-name="">
      <style:paragraph-properties style:page-number="auto"/>
      <style:text-properties fo:font-variant="normal" fo:text-transform="none" fo:font-style="italic"/>
    </style:style>
    <style:style style:name="eu_5f_articletitle" style:display-name="eu_articletitle" style:family="paragraph" style:parent-style-name="eu_5f_articlenumber" style:master-page-name="">
      <style:paragraph-properties fo:margin-top="0.499cm" fo:margin-bottom="0.499cm" style:page-number="auto"/>
      <style:text-properties fo:font-style="normal" fo:font-weight="bold"/>
    </style:style>
    <style:style style:name="eu_5f_paragraph" style:display-name="eu_paragraph" style:family="paragraph" style:parent-style-name="section">
      <style:paragraph-properties fo:margin-left="0cm" fo:margin-right="0cm" fo:text-indent="0cm" style:auto-text-indent="false">
        <style:tab-stops/>
      </style:paragraph-properties>
    </style:style>
    <style:style style:name="eu_5f_subparagraph" style:display-name="eu_subparagraph" style:family="paragraph" style:parent-style-name="eu_5f_paragraph">
      <style:paragraph-properties fo:margin-left="0.7cm" fo:margin-right="0cm" fo:text-indent="-0.7cm" style:auto-text-indent="false">
        <style:tab-stops>
          <style:tab-stop style:position="0.7cm" style:type="right"/>
        </style:tab-stops>
      </style:paragraph-properties>
    </style:style>
    <style:style style:name="eu_5f_clause" style:display-name="eu_clause" style:family="paragraph" style:parent-style-name="eu_5f_subparagraph">
      <style:paragraph-properties fo:margin-left="1.7cm" fo:margin-right="0cm" fo:text-indent="-1.7cm" style:auto-text-indent="false">
        <style:tab-stops>
          <style:tab-stop style:position="-0.199cm" style:type="right"/>
        </style:tab-stops>
      </style:paragraph-properties>
    </style:style>
    <style:style style:name="eu_5f_subclause" style:display-name="eu_subclause" style:family="paragraph" style:parent-style-name="eu_5f_clause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haptertitle" style:family="paragraph" style:parent-style-name="chaptertitle"/>
    <style:style style:name="schedulechapternumber" style:family="paragraph" style:parent-style-name="chapternumber" style:next-style-name="schedulechaptertitle"/>
    <style:style style:name="schedulechaptertitle_5f_insert" style:display-name="schedulechaptertitle_insert" style:family="paragraph" style:parent-style-name="chaptertitle_5f_insert"/>
    <style:style style:name="schedulechapternumber_5f_insert" style:display-name="schedulechapternumber_insert" style:family="paragraph" style:parent-style-name="chapternumber_5f_insert" style:next-style-name="schedulechaptertitle_5f_insert"/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heading" style:family="paragraph" style:parent-style-name="Standard">
      <style:paragraph-properties fo:margin-top="0.499cm" fo:margin-bottom="0.499cm" fo:text-align="center" style:justify-single-word="false"/>
    </style:style>
    <style:style style:name="parttitle_5f_inserted_5f_insert" style:display-name="parttitle_inserted_insert" style:family="paragraph" style:parent-style-name="parttitle_5f_insert">
      <style:paragraph-properties fo:margin-left="3.401cm" fo:margin-right="0cm" fo:text-indent="0cm" style:auto-text-indent="false"/>
    </style:style>
    <style:style style:name="partnumber_5f_inserted_5f_insert" style:display-name="partnumber_inserted_insert" style:family="paragraph" style:parent-style-name="partnumber_5f_insert" style:next-style-name="parttitle_5f_inserted_5f_insert">
      <style:paragraph-properties fo:margin-left="3.401cm" fo:margin-right="0cm" fo:text-indent="0cm" style:auto-text-indent="false"/>
    </style:style>
    <style:style style:name="chaptertitle_5f_inserted_5f_insert" style:display-name="chaptertitle_inserted_insert" style:family="paragraph" style:parent-style-name="chaptertitle_5f_insert">
      <style:paragraph-properties fo:margin-left="3.401cm" fo:margin-right="0cm" fo:text-indent="0cm" style:auto-text-indent="false"/>
    </style:style>
    <style:style style:name="chapternumber_5f_inserted_5f_insert" style:display-name="chapternumber_inserted_insert" style:family="paragraph" style:parent-style-name="chapternumber_5f_insert" style:next-style-name="chaptertitle_5f_inserted_5f_insert">
      <style:paragraph-properties fo:margin-left="3.401cm" fo:margin-right="0cm" fo:text-indent="0cm" style:auto-text-indent="false"/>
    </style:style>
    <style:style style:name="section_5f_inserted_5f_insert" style:display-name="section_inserted_insert" style:family="paragraph" style:parent-style-name="section_5f_insert">
      <style:paragraph-properties fo:margin-left="4.399cm" fo:margin-right="0cm" fo:text-indent="-1cm" style:auto-text-indent="false">
        <style:tab-stops>
          <style:tab-stop style:position="1cm"/>
        </style:tab-stops>
      </style:paragraph-properties>
    </style:style>
    <style:style style:name="shouldernote_5f_inserted_5f_insert" style:display-name="shouldernote_inserted_insert" style:family="paragraph" style:parent-style-name="shouldernote_5f_insert" style:next-style-name="section_5f_inserted_5f_insert">
      <style:paragraph-properties fo:margin-left="3.401cm" fo:margin-right="0cm" fo:text-indent="0cm" style:auto-text-indent="false"/>
    </style:style>
    <style:style style:name="subsection_5f_inserted_5f_insert" style:display-name="subsection_inserted_insert" style:family="paragraph" style:parent-style-name="subsection_5f_insert">
      <style:paragraph-properties fo:margin-left="4.9cm" fo:margin-right="0cm" fo:text-indent="-1.499cm" style:auto-text-indent="false">
        <style:tab-stops>
          <style:tab-stop style:position="-0.199cm" style:type="right"/>
        </style:tab-stops>
      </style:paragraph-properties>
    </style:style>
    <style:style style:name="paragraph_5f_inserted_5f_insert" style:display-name="paragraph_inserted_insert" style:family="paragraph" style:parent-style-name="paragraph_5f_insert">
      <style:paragraph-properties fo:margin-left="5.399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ubparagraph_5f_inserted_5f_insert" style:display-name="subparagraph_inserted_insert" style:family="paragraph" style:parent-style-name="subparagraph_5f_insert">
      <style:paragraph-properties fo:margin-left="5.9cm" fo:margin-right="0cm" fo:text-indent="-2.9cm" style:auto-text-indent="false">
        <style:tab-stops>
          <style:tab-stop style:position="-0.199cm" style:type="right"/>
        </style:tab-stops>
      </style:paragraph-properties>
    </style:style>
    <style:style style:name="clause_5f_inserted_5f_insert" style:display-name="clause_inserted_insert" style:family="paragraph" style:parent-style-name="clause_5f_insert">
      <style:paragraph-properties fo:margin-left="6.5cm" fo:margin-right="0cm" fo:text-indent="-3.6cm" style:auto-text-indent="false">
        <style:tab-stops>
          <style:tab-stop style:position="-0.199cm" style:type="right"/>
        </style:tab-stops>
      </style:paragraph-properties>
    </style:style>
    <style:style style:name="subclause_5f_inserted_5f_insert" style:display-name="subclause_inserted_insert" style:family="paragraph" style:parent-style-name="subclause_5f_insert">
      <style:paragraph-properties fo:margin-left="7.1cm" fo:margin-right="0cm" fo:text-indent="-4.099cm" style:auto-text-indent="false">
        <style:tab-stops>
          <style:tab-stop style:position="-0.199cm" style:type="right"/>
        </style:tab-stops>
      </style:paragraph-properties>
    </style:style>
    <style:style style:name="house" style:family="paragraph" style:parent-style-name="centered" style:next-style-name="hr" style:master-page-name="">
      <style:paragraph-properties fo:hyphenation-ladder-count="no-limit" style:page-number="auto" fo:background-color="transparent">
        <style:tab-stops/>
        <style:background-image/>
      </style:paragraph-properties>
      <style:text-properties fo:font-size="18pt" fo:font-weight="bold" fo:hyphenate="false" fo:hyphenation-remain-char-count="2" fo:hyphenation-push-char-count="2"/>
    </style:style>
    <style:style style:name="amendment_5f_stage" style:display-name="amendment_stage" style:family="paragraph" style:parent-style-name="shorttitleenglish" style:master-page-name="">
      <style:paragraph-properties fo:margin-top="0.25cm" fo:margin-bottom="0cm" style:page-number="auto" text:number-lines="false" text:line-number="0"/>
      <style:text-properties fo:font-size="15pt"/>
    </style:style>
    <style:style style:name="leadin" style:family="paragraph" style:parent-style-name="subsection" style:next-style-name="sponsor" style:master-page-name="">
      <style:paragraph-properties fo:margin-left="0cm" fo:margin-right="0cm" fo:margin-top="0cm" fo:margin-bottom="0cm" fo:keep-together="always" fo:text-indent="-1cm" style:auto-text-indent="false" style:page-number="auto" fo:keep-with-next="always" text:number-lines="false" text:line-number="0">
        <style:tab-stops>
          <style:tab-stop style:position="-0.199cm" style:type="right"/>
        </style:tab-stops>
      </style:paragraph-properties>
      <style:text-properties fo:language="en" fo:country="IE"/>
    </style:style>
    <style:style style:name="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keep-together="always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italic" style:family="paragraph" style:parent-style-name="sponsor" style:next-style-name="sponsor" style:master-page-name="">
      <style:paragraph-properties fo:text-align="start" style:justify-single-word="false" style:page-number="auto"/>
      <style:text-properties fo:language="en" fo:country="IE" fo:font-style="italic"/>
    </style:style>
    <style:style style:name="amendment_5f_section" style:display-name="amendment_section" style:family="paragraph" style:master-page-name="">
      <style:paragraph-properties fo:margin-top="0.499cm" fo:margin-bottom="0cm" fo:line-height="0.499cm" style:page-number="auto" fo:keep-with-next="always" text:number-lines="false" text:line-number="0"/>
      <style:text-properties style:font-name="Times New Roman1" fo:font-size="11pt" fo:language="en" fo:country="IE"/>
    </style:style>
    <style:style style:name="amendmentleadin" style:family="paragraph" style:parent-style-name="subsection" style:next-style-name="amendmentsponsor" style:master-page-name="">
      <style:paragraph-properties fo:margin-top="0cm" fo:margin-bottom="0cm" style:page-number="auto" text:number-lines="false" text:line-number="0"/>
    </style:style>
    <style:style style:name="amendment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text-indent="0cm" style:auto-text-indent="false" style:page-number="auto" text:number-lines="false" text:line-number="0"/>
      <style:text-properties style:font-name="Times New Roman3" fo:font-size="11pt" fo:font-style="normal"/>
    </style:style>
    <style:style style:name="amendmentsection" style:family="paragraph" style:master-page-name="">
      <style:paragraph-properties fo:margin-top="0cm" fo:margin-bottom="0cm" fo:line-height="0.499cm" style:page-number="auto" text:number-lines="false" text:line-number="0"/>
      <style:text-properties style:font-name="Times New Roman1" fo:font-size="11pt"/>
    </style:style>
    <style:style style:name="amendmentfootnote" style:family="paragraph" style:parent-style-name="Standard" style:master-page-name="">
      <style:paragraph-properties fo:keep-together="always" style:page-number="auto" text:number-lines="false" text:line-number="0"/>
      <style:text-properties fo:font-size="11pt" fo:font-style="italic"/>
    </style:style>
    <style:style style:name="amendmentblankline" style:family="paragraph" style:parent-style-name="Standard">
      <style:paragraph-properties text:number-lines="false" text:line-number="0"/>
    </style:style>
    <style:style style:name="shorttitleenglish_5f_frontpage" style:display-name="shorttitleenglish_frontpage" style:family="paragraph" style:master-page-name="">
      <style:paragraph-properties fo:margin-left="0cm" fo:margin-right="0cm" fo:margin-top="0cm" fo:margin-bottom="0.801cm" fo:line-height="100%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2" fo:font-size="14pt" fo:font-weight="bold"/>
    </style:style>
    <style:style style:name="shorttitlebackpage" style:family="paragraph" style:parent-style-name="shorttitleenglish_5f_frontpage" style:master-page-name="">
      <style:paragraph-properties fo:margin-top="0.25cm" fo:margin-bottom="0cm" style:page-number="auto"/>
      <style:text-properties fo:font-size="13pt" fo:font-weight="normal"/>
    </style:style>
    <style:style style:name="hr2" style:family="paragraph" style:parent-style-name="hr" style:master-page-name="">
      <style:paragraph-properties fo:margin-left="3cm" fo:margin-right="3cm" fo:line-height="0.25cm" fo:text-indent="0cm" style:auto-text-indent="false" style:page-number="auto" fo:background-color="transparent" fo:padding="0.049cm" fo:border-left="none" fo:border-right="none" fo:border-top="none" fo:border-bottom="0.002cm solid #000000" style:shadow="none">
        <style:tab-stops/>
        <style:background-image/>
      </style:paragraph-properties>
    </style:style>
    <style:style style:name="asinitiated" style:family="paragraph" style:parent-style-name="entitled">
      <style:paragraph-properties fo:margin-top="0.499cm" fo:margin-bottom="0.499cm"/>
      <style:text-properties fo:font-size="11pt"/>
    </style:style>
    <style:style style:name="backpageprovision" style:family="paragraph" style:parent-style-name="centered">
      <style:paragraph-properties fo:margin-left="0.7cm" fo:margin-right="0cm" fo:text-align="justify" style:justify-single-word="false" fo:text-indent="-0.7cm" style:auto-text-indent="false">
        <style:tab-stops/>
      </style:paragraph-properties>
    </style:style>
    <style:style style:name="titleenglish" style:family="paragraph">
      <style:paragraph-properties fo:margin-left="0cm" fo:margin-right="0cm" fo:text-align="center" style:justify-single-word="false" fo:text-indent="0cm" style:auto-text-indent="false" fo:background-color="#e1ffe9">
        <style:background-image/>
      </style:paragraph-properties>
      <style:text-properties style:font-name="Times New Roman" fo:font-size="10pt" fo:font-style="italic"/>
    </style:style>
    <style:style style:name="titleirish" style:family="paragraph">
      <style:paragraph-properties fo:margin-left="0cm" fo:margin-right="0cm" fo:text-align="center" style:justify-single-word="false" fo:text-indent="0cm" style:auto-text-indent="false" fo:background-color="#c1ffd1">
        <style:background-image/>
      </style:paragraph-properties>
      <style:text-properties style:font-name="Times New Roman" fo:font-size="10pt" fo:font-style="italic"/>
    </style:style>
    <style:style style:name="amendmentnote" style:family="paragraph">
      <style:paragraph-properties fo:margin-left="0cm" fo:margin-right="0cm" fo:text-align="start" style:justify-single-word="false" fo:text-indent="0cm" style:auto-text-indent="false" fo:background-color="#f0f0f0">
        <style:background-image/>
      </style:paragraph-properties>
      <style:text-properties style:font-name="Times New Roman" fo:font-size="10pt"/>
    </style:style>
    <style:style style:name="graphic_5f_frontpage" style:display-name="graphic_frontpage" style:family="paragraph" style:master-page-name="">
      <style:paragraph-properties fo:margin-left="0cm" fo:margin-right="0cm" fo:margin-top="0cm" fo:margin-bottom="1.799cm" fo:text-align="center" style:justify-single-word="false" fo:text-indent="0cm" style:auto-text-indent="false" style:page-number="auto" fo:background-color="transparent">
        <style:tab-stops/>
        <style:background-image xlink:href="Pictures/10000201000002B4000004604B363F4F.png" xlink:type="simple" xlink:actuate="onLoad" style:position="center center" style:repeat="no-repeat"/>
      </style:paragraph-properties>
      <style:text-properties style:font-name="Times New Roman1" fo:font-size="96pt"/>
    </style:style>
    <style:style style:name="shorttitleirish_5f_frontpage" style:display-name="shorttitleirish_frontpage" style:family="paragraph" style:master-page-name="">
      <style:paragraph-properties fo:margin-left="0cm" fo:margin-right="0cm" fo:margin-top="0.7cm" fo:margin-bottom="0.3cm" fo:line-height="100%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14pt" fo:font-weight="bold"/>
    </style:style>
    <style:style style:name="frontfooter" style:family="paragraph" style:parent-style-name="Footer" style:class="extra" style:master-page-name="">
      <style:paragraph-properties fo:text-align="end" style:justify-single-word="false" style:page-number="auto" fo:background-color="transparent" style:shadow="none">
        <style:background-image/>
      </style:paragraph-properties>
      <style:text-properties fo:font-size="14pt"/>
    </style:style>
    <style:style style:name="asinitatedback" style:family="paragraph" style:parent-style-name="asinitiated"/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ckpageprovision_5f_no_5f_line_5f_numbering" style:display-name="backpageprovision_no_line_numbering" style:family="paragraph" style:parent-style-name="centered" style:master-page-name="">
      <style:paragraph-properties fo:margin-left="0.7cm" fo:margin-right="0cm" fo:text-align="justify" style:justify-single-word="false" fo:text-indent="-0.7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bold_5f_italic_5f_underline" style:display-name="bold_italic_underline" style:family="text">
      <style:text-properties fo:font-style="italic" style:text-underline-style="solid" style:text-underline-width="auto" style:text-underline-color="font-color" fo:font-weight="bold"/>
    </style:style>
    <style:style style:name="bold_5f_italic_5f_underline_5f_sub" style:display-name="bold_italic_underline_sub" style:family="text">
      <style:text-properties style:text-position="-5% 60%" fo:font-style="italic" style:text-underline-style="solid" style:text-underline-width="auto" style:text-underline-color="font-color" fo:font-weight="bold" style:text-scale="60%"/>
    </style:style>
    <style:style style:name="bold_5f_italic_5f_underline_5f_super" style:display-name="bold_italic_underline_super" style:family="text">
      <style:text-properties style:text-position="20% 70%" fo:font-style="italic" style:text-underline-style="solid" style:text-underline-width="auto" style:text-underline-color="font-color" fo:font-weight="bold" style:text-scale="70%"/>
    </style:style>
    <style:style style:name="bold_5f_italic_5f_nounderline" style:display-name="bold_italic_nounderline" style:family="text">
      <style:text-properties fo:font-style="italic" style:text-underline-style="none" fo:font-weight="bold"/>
    </style:style>
    <style:style style:name="bold_5f_italic_5f_nounderline_5f_sub" style:display-name="bold_italic_nounderline_sub" style:family="text">
      <style:text-properties style:text-position="-5% 60%" fo:font-style="italic" style:text-underline-style="none" fo:font-weight="bold" style:text-scale="60%"/>
    </style:style>
    <style:style style:name="bold_5f_italic_5f_nounderline_5f_super" style:display-name="bold_italic_nounderline_super" style:family="text">
      <style:text-properties style:text-position="20% 70%" fo:font-style="italic" style:text-underline-style="none" fo:font-weight="bold" style:text-scale="70%"/>
    </style:style>
    <style:style style:name="bold_5f_noitalic_5f_underline" style:display-name="bold_noitalic_underline" style:family="text">
      <style:text-properties fo:font-style="normal" style:text-underline-style="solid" style:text-underline-width="auto" style:text-underline-color="font-color" fo:font-weight="bold"/>
    </style:style>
    <style:style style:name="bold_5f_noitalic_5f_underline_5f_sub" style:display-name="bold_noitalic_underline_sub" style:family="text">
      <style:text-properties style:text-position="-5% 60%" fo:font-style="normal" style:text-underline-style="solid" style:text-underline-width="auto" style:text-underline-color="font-color" fo:font-weight="bold" style:text-scale="60%"/>
    </style:style>
    <style:style style:name="bold_5f_noitalic_5f_underline_5f_super" style:display-name="bold_noitalic_underline_super" style:family="text">
      <style:text-properties style:text-position="20% 70%" fo:font-style="normal" style:text-underline-style="solid" style:text-underline-width="auto" style:text-underline-color="font-color" fo:font-weight="bold" style:text-scale="70%"/>
    </style:style>
    <style:style style:name="bold_5f_noitalic_5f_nounderline" style:display-name="bold_noitalic_nounderline" style:family="text">
      <style:text-properties fo:font-style="normal" style:text-underline-style="none" fo:font-weight="bold"/>
    </style:style>
    <style:style style:name="bold_5f_noitalic_5f_nounderline_5f_sub" style:display-name="bold_noitalic_nounderline_sub" style:family="text">
      <style:text-properties style:text-position="-5% 60%" fo:font-style="normal" style:text-underline-style="none" fo:font-weight="bold" style:text-scale="60%"/>
    </style:style>
    <style:style style:name="bold_5f_noitalic_5f_nounderline_5f_super" style:display-name="bold_noitalic_nounderline_super" style:family="text">
      <style:text-properties style:text-position="20% 70%" fo:font-style="normal" style:text-underline-style="none" fo:font-weight="bold" style:text-scale="70%"/>
    </style:style>
    <style:style style:name="nobold_5f_italic_5f_underline" style:display-name="nobold_italic_underline" style:family="text">
      <style:text-properties fo:font-style="italic" style:text-underline-style="solid" style:text-underline-width="auto" style:text-underline-color="font-color" fo:font-weight="normal"/>
    </style:style>
    <style:style style:name="nobold_5f_italic_5f_underline_5f_sub" style:display-name="nobold_italic_underline_sub" style:family="text">
      <style:text-properties style:text-position="-5% 60%" fo:font-style="italic" style:text-underline-style="solid" style:text-underline-width="auto" style:text-underline-color="font-color" fo:font-weight="normal" style:text-scale="60%"/>
    </style:style>
    <style:style style:name="nobold_5f_italic_5f_underline_5f_super" style:display-name="nobold_italic_underline_super" style:family="text">
      <style:text-properties style:text-position="20% 70%" fo:font-style="italic" style:text-underline-style="solid" style:text-underline-width="auto" style:text-underline-color="font-color" fo:font-weight="normal" style:text-scale="70%"/>
    </style:style>
    <style:style style:name="nobold_5f_italic_5f_nounderline" style:display-name="nobold_italic_nounderline" style:family="text">
      <style:text-properties fo:font-style="italic" style:text-underline-style="none" fo:font-weight="normal"/>
    </style:style>
    <style:style style:name="nobold_5f_italic_5f_nounderline_5f_sub" style:display-name="nobold_italic_nounderline_sub" style:family="text">
      <style:text-properties style:text-position="-5% 60%" fo:font-style="italic" style:text-underline-style="none" fo:font-weight="normal" style:text-scale="60%"/>
    </style:style>
    <style:style style:name="nobold_5f_italic_5f_nounderline_5f_super" style:display-name="nobold_italic_nounderline_super" style:family="text">
      <style:text-properties style:text-position="20% 70%" fo:font-style="italic" style:text-underline-style="none" fo:font-weight="normal" style:text-scale="70%"/>
    </style:style>
    <style:style style:name="nobold_5f_noitalic_5f_underline" style:display-name="nobold_noitalic_underline" style:family="text">
      <style:text-properties fo:font-style="normal" style:text-underline-style="solid" style:text-underline-width="auto" style:text-underline-color="font-color" fo:font-weight="normal"/>
    </style:style>
    <style:style style:name="nobold_5f_noitalic_5f_underline_5f_sub" style:display-name="nobold_noitalic_underline_sub" style:family="text">
      <style:text-properties style:text-position="-5% 60%" fo:font-style="normal" style:text-underline-style="solid" style:text-underline-width="auto" style:text-underline-color="font-color" fo:font-weight="normal" style:text-scale="60%"/>
    </style:style>
    <style:style style:name="nobold_5f_noitalic_5f_underline_5f_super" style:display-name="nobold_noitalic_underline_super" style:family="text">
      <style:text-properties style:text-position="20% 70%" fo:font-style="normal" style:text-underline-style="solid" style:text-underline-width="auto" style:text-underline-color="font-color" fo:font-weight="normal" style:text-scale="70%"/>
    </style:style>
    <style:style style:name="nobold_5f_noitalic_5f_nounderline" style:display-name="nobold_noitalic_nounderline" style:family="text">
      <style:text-properties fo:font-style="normal" style:text-underline-style="none" fo:font-weight="normal"/>
    </style:style>
    <style:style style:name="nobold_5f_noitalic_5f_nounderline_5f_sub" style:display-name="nobold_noitalic_nounderline_sub" style:family="text">
      <style:text-properties style:text-position="-5% 60%" fo:font-style="normal" style:text-underline-style="none" fo:font-weight="normal" style:text-scale="60%"/>
    </style:style>
    <style:style style:name="nobold_5f_noitalic_5f_nounderline_5f_super" style:display-name="nobold_noitalic_nounderline_super" style:family="text">
      <style:text-properties style:text-position="20% 70%" fo:font-style="normal" style:text-underline-style="none" fo:font-weight="normal" style:text-scale="70%"/>
    </style:style>
    <style:style style:name="footnote" style:family="text">
      <style:text-properties style:text-position="20% 70%" fo:font-size="8pt" fo:font-style="normal" style:text-underline-style="none" fo:font-weight="normal" fo:background-color="#000000" style:text-scale="70%"/>
    </style:style>
    <style:style style:name="definition" style:family="text"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Times New Roman1" fo:font-size="10.5pt"/>
    </style:style>
    <style:style style:name="Page_20_Number" style:display-name="Page Number" style:family="text">
      <style:text-properties fo:font-size="10.5pt"/>
    </style:style>
    <style:style style:name="Numbering_20_Symbols" style:display-name="Numbering Symbols" style:family="text"/>
    <style:style style:name="_5f_INLINE_5f_8" style:display-name="_INLINE_8" style:family="text">
      <style:text-properties fo:font-variant="normal" fo:text-transform="none" fo:color="#000000" fo:font-size="11pt" fo:font-style="normal" style:text-underline-style="none" fo:font-weight="normal" fo:background-color="#ffffff" style:text-rotation-angle="0" style:text-rotation-scale="line-height"/>
    </style:style>
    <style:style style:name="_5f_INLINE_5f_9" style:display-name="_INLINE_9" style:family="text">
      <style:text-properties fo:font-variant="small-caps" fo:color="#000000" fo:font-size="10pt" fo:font-style="normal" style:text-underline-style="none" fo:font-weight="normal" fo:background-color="#ffffff" style:text-rotation-angle="0" style:text-rotation-scale="line-height"/>
    </style:style>
    <style:style style:name="_5f_INLINE_5f_5" style:display-name="_INLINE_5" style:family="text">
      <style:text-properties fo:font-variant="normal" fo:text-transform="none" fo:color="#000000" fo:font-style="italic" style:text-underline-style="none" fo:font-weight="normal" fo:background-color="#ffffff" style:text-rotation-angle="0" style:text-rotation-scale="line-height"/>
    </style:style>
    <style:style style:name="_5f_INLINE_5f_11" style:display-name="_INLINE_11" style:family="text">
      <style:text-properties fo:font-variant="normal" fo:text-transform="none" fo:color="#000000" fo:font-style="normal" style:text-underline-style="none" fo:font-weight="bold" fo:background-color="#ffffff" style:text-rotation-angle="0" style:text-rotation-scale="line-height"/>
    </style:style>
    <style:style style:name="_5f_INLINE_5f_1" style:display-name="_INLINE_1" style:family="text">
      <style:text-properties fo:font-variant="normal" fo:text-transform="none" fo:color="#000000" fo:font-size="9pt" fo:font-style="normal" style:text-underline-style="none" fo:font-weight="normal" fo:background-color="#ffffff" style:text-rotation-angle="0" style:text-rotation-scale="line-height"/>
    </style:style>
    <style:style style:name="_5f_INLINE_5f_12" style:display-name="_INLINE_1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#ffffff" style:text-rotation-angle="0" style:text-rotation-scale="line-height"/>
    </style:style>
    <style:style style:name="_5f_INLINE_5f_10" style:display-name="_INLINE_10" style:family="text">
      <style:text-properties fo:font-variant="normal" fo:text-transform="none" fo:color="#000000" fo:font-size="9pt" fo:font-style="italic" style:text-underline-style="none" fo:font-weight="normal" fo:background-color="#ffffff" style:text-rotation-angle="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style:text-underline-style="none"/>
    </style:style>
    <style:style style:name="_5f_INLINE_5f_3" style:display-name="_INLINE_3" style:family="text">
      <style:text-properties fo:font-variant="normal" fo:text-transform="none" fo:color="#000000" fo:font-style="italic" style:text-underline-style="none" fo:font-weight="normal" fo:background-color="transparent" style:text-rotation-angle="0" style:text-rotation-scale="line-heigh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_5f_FR-SIDENOTE" style:display-name="_FR-SIDENOTE" style:family="graphic" style:parent-style-name="Frame">
      <style:graphic-properties svg:width="2.646cm" svg:height="0.247cm" fo:min-height="1%" text:anchor-type="paragraph" svg:x="10.76cm" svg:y="0cm" fo:margin-left="0cm" fo:margin-right="0cm" fo:margin-top="0.071cm" fo:margin-bottom="0cm" style:run-through="foreground" style:wrap="right" style:number-wrapped-paragraphs="no-limit" style:wrap-contour="false" style:vertical-pos="top" style:vertical-rel="paragraph-content" style:horizontal-pos="from-inside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_5f_FR-SIDENOTE-INSERTED" style:display-name="_FR-SIDENOTE-INSERTED" style:family="graphic" style:parent-style-name="Frame">
      <style:graphic-properties svg:width="2.117cm" fo:min-height="0.247cm" text:anchor-type="paragraph" svg:x="-2.293cm" fo:margin-left="0cm" fo:margin-right="0cm" fo:margin-top="0.106cm" fo:margin-bottom="0cm" style:wrap="run-through" style:number-wrapped-paragraphs="no-limit" style:horizontal-pos="from-left" style:horizontal-rel="paragraph-content"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count-empty-lines="false" text:restart-on-page="true" text:offset="0.499cm" style:num-format="1" text:number-position="righ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4.968cm" style:type="right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frontfooter">
      <style:text-properties fo:font-size="14pt" style:font-size-asian="14pt" style:font-size-complex="14pt"/>
    </style:style>
    <style:style style:name="T1" style:family="text">
      <style:text-properties fo:font-weight="normal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1">
      <style:page-layout-properties fo:page-width="21.001cm" fo:page-height="29.7cm" style:num-format="1" style:print-orientation="portrait" fo:margin-top="2cm" fo:margin-bottom="2cm" fo:margin-left="2.7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2">
      <style:page-layout-properties fo:page-width="21.001cm" fo:page-height="29.7cm" style:num-format="1" style:print-orientation="portrait" fo:margin-top="2cm" fo:margin-bottom="2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style:dynamic-spacing="false"/>
      </style:footer-style>
    </style:page-layout>
    <style:page-layout style:name="pm1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page-number text:select-page="current">7</text:page-number></text:p>
      </style:footer>
    </style:master-page>
    <style:master-page style:name="Endnote" style:page-layout-name="pm2"/>
    <style:master-page style:name="First_20_Page" style:display-name="First Page" style:page-layout-name="pm3" style:next-style-name="Standard">
      <style:footer>
        <text:user-field-decls>
          <text:user-field-decl office:value-type="string" office:string-value="No. 39 of 2016" text:name="Footer"/>
        </text:user-field-decls>
        <text:p text:style-name="P2"><text:span text:style-name="T1"><text:tab/>[</text:span><text:span text:style-name="T1"><text:user-field-get text:name="Footer">No. 39 of 2016</text:user-field-get></text:span><text:span text:style-name="T1">]</text:span></text:p>
      </style:footer>
    </style:master-page>
    <style:master-page style:name="Footnote" style:page-layout-name="pm2"/>
    <style:master-page style:name="frontpage" style:page-layout-name="pm4">
      <style:footer>
        <text:p text:style-name="P3">[No. BILLNO of YEAR]</text:p>
      </style:footer>
    </style:master-page>
    <style:master-page style:name="Left_20_Page" style:display-name="Left Page" style:page-layout-name="pm5"/>
    <style:master-page style:name="Right_20_Page" style:display-name="Right Page" style:page-layout-name="pm6"/>
    <style:master-page style:name="Envelope" style:page-layout-name="pm7"/>
    <style:master-page style:name="Index" style:page-layout-name="pm8"/>
    <style:master-page style:name="HTML" style:page-layout-name="pm9"/>
    <style:master-page style:name="default_5f_right" style:display-name="default_right" style:page-layout-name="pm10" style:next-style-name="default_5f_left">
      <style:header>
        <text:p text:style-name="Header_20_right"><text:tab/>ACT NAME<text:tab/>ActHeader</text:p>
      </style:header>
      <style:footer>
        <text:p text:style-name="P1"><text:tab/><text:page-number text:select-page="current">7</text:page-number></text:p>
      </style:footer>
    </style:master-page>
    <style:master-page style:name="default_5f_left" style:display-name="default_left" style:page-layout-name="pm10" style:next-style-name="default_5f_right">
      <style:header>
        <text:p text:style-name="Header_20_left">ActHeader<text:tab/>ACT NAME<text:tab/></text:p>
      </style:header>
      <style:footer>
        <text:p text:style-name="P1"><text:tab/><text:page-number text:select-page="current">7</text:page-number></text:p>
      </style:footer>
    </style:master-page>
    <style:master-page style:name="spacerpage" style:page-layout-name="pm11" style:next-style-name="contents"/>
    <style:master-page style:name="contents" style:page-layout-name="pm12" style:next-style-name="contents2">
      <style:header>
        <text:p text:style-name="Header"/>
      </style:header>
      <style:footer>
        <text:sequence-decls>
          <text:sequence-decl text:display-outline-level="0" text:name="page_no"/>
        </text:sequence-decls>
        <text:p text:style-name="P4">[No. BILLNO of YEAR]<text:tab/><text:sequence text:ref-name="refpage_no0" text:name="page_no" text:formula="ooow:page_no+1" style:num-format="1">1</text:sequence><text:tab/>[DD Month, YYYY]</text:p>
      </style:footer>
    </style:master-page>
    <style:master-page style:name="contents2" style:page-layout-name="pm10">
      <style:header>
        <text:p text:style-name="Header">[SECTION X]</text:p>
      </style:header>
      <style:footer>
        <text:sequence-decls>
          <text:sequence-decl text:display-outline-level="0" text:name="page_no"/>
        </text:sequence-decls>
        <text:p text:style-name="P4">[No. BILLNO of YEAR]<text:tab/><text:sequence text:ref-name="refpage_no1" text:name="page_no" text:formula="ooow:page_no+1" style:num-format="1">2</text:sequence><text:tab/>[DD Month, YYYY]</text:p>
      </style:footer>
    </style:master-page>
    <style:master-page style:name="frontcover" style:page-layout-name="pm13" style:next-style-name="First_20_Page">
      <style:footer>
        <text:p text:style-name="P5"/>
        <text:p text:style-name="P5">[No. 39 of 2016]</text:p>
      </style:footer>
    </style:master-page>
    <style:master-page style:name="backcover" style:page-layout-name="pm1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7-04-20T09:56:18</meta:creation-date>
    <dc:date>2016-10-10T15:13:54</dc:date>
    <meta:printed-by>Nici Higgins</meta:printed-by>
    <meta:print-date>2009-05-27T14:24:24</meta:print-date>
    <meta:editing-cycles>629</meta:editing-cycles>
    <meta:editing-duration>P2DT6H24M3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0" meta:paragraph-count="95" meta:word-count="1328" meta:character-count="8021"/>
  </office:meta>
</office:document-meta>
</file>